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T8_4" style:family="text">
      <style:text-properties fo:font-style="italic" style:font-style-asian="italic" style:font-style-complex="italic"/>
    </style:style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T8_8" style:family="text">
      <style:text-properties fo:font-style="italic" style:font-style-asian="italic" style:font-style-complex="italic"/>
    </style:style>
    <style:style style:name="T8_9" style:family="text">
      <style:text-properties fo:font-style="italic" style:font-style-asian="italic" style:font-style-complex="italic"/>
    </style:style>
    <style:style style:name="T8_10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>
      <style:text-properties fo:font-weight="bold" style:font-weight-asian="bold" style:font-weight-complex="bold"/>
    </style:style>
    <style:style style:name="T9_174" style:family="text">
      <style:text-properties fo:font-weight="bold" style:font-weight-asian="bold" style:font-weight-complex="bold"/>
    </style:style>
    <style:style style:name="T9_175" style:family="text">
      <style:text-properties fo:font-weight="bold" style:font-weight-asian="bold" style:font-weight-complex="bold"/>
    </style:style>
    <style:style style:name="T9_176" style:family="text">
      <style:text-properties fo:font-weight="bold" style:font-weight-asian="bold" style:font-weight-complex="bold"/>
    </style:style>
    <style:style style:name="T9_177" style:family="text">
      <style:text-properties fo:font-weight="bold" style:font-weight-asian="bold" style:font-weight-complex="bold"/>
    </style:style>
    <style:style style:name="T9_178" style:family="text">
      <style:text-properties fo:font-weight="bold" style:font-weight-asian="bold" style:font-weight-complex="bold"/>
    </style:style>
    <style:style style:name="T9_179" style:family="text">
      <style:text-properties fo:font-weight="bold" style:font-weight-asian="bold" style:font-weight-complex="bold"/>
    </style:style>
    <style:style style:name="T9_180" style:family="text">
      <style:text-properties fo:font-weight="bold" style:font-weight-asian="bold" style:font-weight-complex="bold"/>
    </style:style>
    <style:style style:name="T9_18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T14_7" style:family="text">
      <style:text-properties fo:font-style="italic" style:font-style-asian="italic" style:font-style-complex="italic"/>
    </style:style>
    <style:style style:name="T14_8" style:family="text">
      <style:text-properties fo:font-style="italic" style:font-style-asian="italic" style:font-style-complex="italic"/>
    </style:style>
    <style:style style:name="T14_9" style:family="text">
      <style:text-properties fo:font-style="italic" style:font-style-asian="italic" style:font-style-complex="italic"/>
    </style:style>
    <style:style style:name="T14_10" style:family="text">
      <style:text-properties fo:font-style="italic" style:font-style-asian="italic" style:font-style-complex="italic"/>
    </style:style>
    <style:style style:name="T14_11" style:family="text"/>
    <style:style style:name="T14_12" style:family="text">
      <style:text-properties fo:font-style="italic" style:font-style-asian="italic" style:font-style-complex="italic"/>
    </style:style>
    <style:style style:name="T14_13" style:family="text">
      <style:text-properties fo:font-style="italic" style:font-style-asian="italic" style:font-style-complex="italic"/>
    </style:style>
    <style:style style:name="T14_14" style:family="text">
      <style:text-properties fo:font-style="italic" style:font-style-asian="italic" style:font-style-complex="italic"/>
    </style:style>
    <style:style style:name="T14_15" style:family="text">
      <style:text-properties fo:font-style="italic" style:font-style-asian="italic" style:font-style-complex="italic"/>
    </style:style>
    <style:style style:name="T14_16" style:family="text">
      <style:text-properties fo:font-style="italic" style:font-style-asian="italic" style:font-style-complex="italic"/>
    </style:style>
    <style:style style:name="T14_17" style:family="text">
      <style:text-properties fo:font-style="italic" style:font-style-asian="italic" style:font-style-complex="italic"/>
    </style:style>
    <style:style style:name="T14_18" style:family="text">
      <style:text-properties fo:font-style="italic" style:font-style-asian="italic" style:font-style-complex="italic"/>
    </style:style>
    <style:style style:name="T14_19" style:family="text">
      <style:text-properties fo:font-style="italic" style:font-style-asian="italic" style:font-style-complex="italic"/>
    </style:style>
    <style:style style:name="T14_20" style:family="text">
      <style:text-properties fo:font-style="italic" style:font-style-asian="italic" style:font-style-complex="italic"/>
    </style:style>
    <style:style style:name="T14_21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/>
    </style:style>
    <style:style style:name="T17_2" style:family="text">
      <style:text-properties fo:font-style="italic" style:font-style-asian="italic" style:font-style-complex="italic"/>
    </style:style>
    <style:style style:name="T17_3" style:family="text">
      <style:text-properties fo:font-style="italic" style:font-style-asian="italic" style:font-style-complex="italic"/>
    </style:style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T17_6" style:family="text">
      <style:text-properties fo:font-style="italic" style:font-style-asian="italic" style:font-style-complex="italic"/>
    </style:style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>
      <style:text-properties fo:font-style="italic" style:font-style-asian="italic" style:font-style-complex="italic"/>
    </style:style>
    <style:style style:name="T17_12" style:family="text">
      <style:text-properties fo:font-style="italic" style:font-style-asian="italic" style:font-style-complex="italic"/>
    </style:style>
    <style:style style:name="T17_13" style:family="text">
      <style:text-properties fo:font-style="italic" style:font-style-asian="italic" style:font-style-complex="italic"/>
    </style:style>
    <style:style style:name="T17_14" style:family="text">
      <style:text-properties fo:font-style="italic" style:font-style-asian="italic" style:font-style-complex="italic"/>
    </style:style>
    <style:style style:name="T17_15" style:family="text">
      <style:text-properties fo:font-style="italic" style:font-style-asian="italic" style:font-style-complex="italic"/>
    </style:style>
    <style:style style:name="T17_16" style:family="text">
      <style:text-properties fo:font-style="italic" style:font-style-asian="italic" style:font-style-complex="italic"/>
    </style:style>
    <style:style style:name="T17_17" style:family="text">
      <style:text-properties fo:font-style="italic" style:font-style-asian="italic" style:font-style-complex="italic"/>
    </style:style>
    <style:style style:name="T17_18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T25_7" style:family="text">
      <style:text-properties fo:font-style="italic" style:font-style-asian="italic" style:font-style-complex="italic"/>
    </style:style>
    <style:style style:name="T25_8" style:family="text">
      <style:text-properties fo:font-style="italic" style:font-style-asian="italic" style:font-style-complex="italic"/>
    </style:style>
    <style:style style:name="T25_9" style:family="text">
      <style:text-properties fo:font-style="italic" style:font-style-asian="italic" style:font-style-complex="italic"/>
    </style:style>
    <style:style style:name="T25_10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>
      <style:text-properties fo:font-style="italic" style:font-style-asian="italic" style:font-style-complex="italic"/>
    </style:style>
    <style:style style:name="T26_18" style:family="text">
      <style:text-properties fo:font-style="italic" style:font-style-asian="italic" style:font-style-complex="italic"/>
    </style:style>
    <style:style style:name="T26_19" style:family="text">
      <style:text-properties fo:font-style="italic" style:font-style-asian="italic" style:font-style-complex="italic"/>
    </style:style>
    <style:style style:name="T26_20" style:family="text">
      <style:text-properties fo:font-style="italic" style:font-style-asian="italic" style:font-style-complex="italic"/>
    </style:style>
    <style:style style:name="T26_21" style:family="text">
      <style:text-properties fo:font-style="italic" style:font-style-asian="italic" style:font-style-complex="italic"/>
    </style:style>
    <style:style style:name="T26_22" style:family="text">
      <style:text-properties fo:font-style="italic" style:font-style-asian="italic" style:font-style-complex="italic"/>
    </style:style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P2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text-indent="1.27cm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tyle="italic" style:font-style-asian="italic" style:font-style-complex="italic"/>
    </style:style>
    <style:style style:name="T53_2" style:family="text">
      <style:text-properties fo:font-style="italic" style:font-style-asian="italic" style:font-style-complex="italic"/>
    </style:style>
    <style:style style:name="T53_3" style:family="text">
      <style:text-properties fo:font-style="italic" style:font-style-asian="italic" style:font-style-complex="italic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tyle="italic" style:font-style-asian="italic" style:font-style-complex="italic"/>
    </style:style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text-indent="1.27cm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text-indent="1.27cm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text-indent="1.27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</office:automatic-styles>
  <office:body>
    <office:text>
      <text:p text:style-name="P1"><text:span text:style-name="T1_1">Software</text:span><text:span text:style-name="T1_2"><text:s/></text:span><text:span text:style-name="T1_3">Testing</text:span><text:span text:style-name="T1_4"><text:s/></text:span><text:span text:style-name="T1_5">Question</text:span><text:span text:style-name="T1_6"><text:s/>3<text:s/></text:span><text:span text:style-name="T1_7">Answer</text:span></text:p>
      <text:p text:style-name="P2"/>
      <text:p text:style-name="P3"><text:span text:style-name="T3_1">We</text:span><text:span text:style-name="T3_2"><text:s/></text:span><text:span text:style-name="T3_3">have</text:span><text:span text:style-name="T3_4"><text:s/></text:span><text:span text:style-name="T3_5">constructed</text:span><text:span text:style-name="T3_6"><text:s/></text:span><text:span text:style-name="T3_7">a</text:span><text:span text:style-name="T3_8"><text:s/></text:span><text:span text:style-name="T3_9">test</text:span><text:span text:style-name="T3_10"><text:s/></text:span><text:span text:style-name="T3_11">suite</text:span><text:span text:style-name="T3_12"><text:s/></text:span><text:span text:style-name="T3_13">based</text:span><text:span text:style-name="T3_14"><text:s/></text:span><text:span text:style-name="T3_15">on</text:span><text:span text:style-name="T3_16"><text:s/></text:span><text:span text:style-name="T3_17">white</text:span><text:span text:style-name="T3_18"><text:s/></text:span><text:span text:style-name="T3_19">box</text:span><text:span text:style-name="T3_20">,<text:s/></text:span><text:span text:style-name="T3_21">broad</text:span><text:span text:style-name="T3_22"><text:s/></text:span><text:span text:style-name="T3_23">API</text:span><text:span text:style-name="T3_24"><text:s/></text:span><text:span text:style-name="T3_25">testing</text:span><text:span text:style-name="T3_26"><text:s/></text:span><text:span text:style-name="T3_27">for</text:span><text:span text:style-name="T3_28"><text:s/></text:span><text:span text:style-name="T3_29">the</text:span><text:span text:style-name="T3_30"><text:s/></text:span><text:span text:style-name="T3_31">Vmap</text:span><text:span text:style-name="T3_32"><text:s/></text:span><text:span text:style-name="T3_33">class</text:span><text:span text:style-name="T3_34">.<text:s text:c="2"/></text:span><text:span text:style-name="T3_35">Our</text:span><text:span text:style-name="T3_36"><text:s/></text:span><text:span text:style-name="T3_37">test</text:span><text:span text:style-name="T3_38"><text:s/></text:span><text:span text:style-name="T3_39">suite</text:span><text:span text:style-name="T3_40"><text:s/></text:span><text:span text:style-name="T3_41">omits</text:span><text:span text:style-name="T3_42"><text:s/></text:span><text:span text:style-name="T3_43">tests</text:span><text:span text:style-name="T3_44"><text:s/></text:span><text:span text:style-name="T3_45">on</text:span><text:span text:style-name="T3_46"><text:s/></text:span><text:span text:style-name="T3_47">getters</text:span><text:span text:style-name="T3_48"><text:s/></text:span><text:span text:style-name="T3_49">and</text:span><text:span text:style-name="T3_50"><text:s/></text:span><text:span text:style-name="T3_51">setters</text:span><text:span text:style-name="T3_52"><text:s/></text:span><text:span text:style-name="T3_53">which</text:span><text:span text:style-name="T3_54"><text:s/></text:span><text:span text:style-name="T3_55">contain</text:span><text:span text:style-name="T3_56"><text:s/></text:span><text:span text:style-name="T3_57">no</text:span><text:span text:style-name="T3_58"><text:s/></text:span><text:span text:style-name="T3_59">logic</text:span><text:span text:style-name="T3_60">.<text:s text:c="2"/></text:span><text:span text:style-name="T3_61">Our</text:span><text:span text:style-name="T3_62"><text:s/></text:span><text:span text:style-name="T3_63">tests</text:span><text:span text:style-name="T3_64"><text:s/></text:span><text:span text:style-name="T3_65">also</text:span><text:span text:style-name="T3_66"><text:s/></text:span><text:span text:style-name="T3_67">assume</text:span><text:span text:style-name="T3_68"><text:s/></text:span><text:span text:style-name="T3_69">that</text:span><text:span text:style-name="T3_70"><text:s/></text:span><text:span text:style-name="T3_71">they</text:span><text:span text:style-name="T3_72"><text:s/></text:span><text:span text:style-name="T3_73">are</text:span><text:span text:style-name="T3_74"><text:s/></text:span><text:span text:style-name="T3_75">being</text:span><text:span text:style-name="T3_76"><text:s/></text:span><text:span text:style-name="T3_77">run</text:span><text:span text:style-name="T3_78"><text:s/></text:span><text:span text:style-name="T3_79">in</text:span><text:span text:style-name="T3_80"><text:s/></text:span><text:span text:style-name="T3_81">a</text:span><text:span text:style-name="T3_82"><text:s/></text:span><text:span text:style-name="T3_83">Linux</text:span><text:span text:style-name="T3_84"><text:s/></text:span><text:span text:style-name="T3_85">environment</text:span><text:span text:style-name="T3_86"><text:s/></text:span><text:span text:style-name="T3_87">and</text:span><text:span text:style-name="T3_88"><text:s/></text:span><text:span text:style-name="T3_89">make</text:span><text:span text:style-name="T3_90"><text:s/></text:span><text:span text:style-name="T3_91">use</text:span><text:span text:style-name="T3_92"><text:s/></text:span><text:span text:style-name="T3_93">of</text:span><text:span text:style-name="T3_94"><text:s/></text:span><text:span text:style-name="T3_95">the</text:span><text:span text:style-name="T3_96"><text:s/>‘/</text:span><text:span text:style-name="T3_97">tmp</text:span><text:span text:style-name="T3_98">’<text:s/></text:span><text:span text:style-name="T3_99">folder</text:span><text:span text:style-name="T3_100">.<text:s text:c="2"/></text:span><text:span text:style-name="T3_101">In</text:span><text:span text:style-name="T3_102"><text:s/></text:span><text:span text:style-name="T3_103">order</text:span><text:span text:style-name="T3_104"><text:s/></text:span><text:span text:style-name="T3_105">to</text:span><text:span text:style-name="T3_106"><text:s/></text:span><text:span text:style-name="T3_107">test</text:span><text:span text:style-name="T3_108"><text:s/></text:span><text:span text:style-name="T3_109">private</text:span><text:span text:style-name="T3_110"><text:s/></text:span><text:span text:style-name="T3_111">methods</text:span><text:span text:style-name="T3_112"><text:s/></text:span><text:span text:style-name="T3_113">we</text:span><text:span text:style-name="T3_114"><text:s/></text:span><text:span text:style-name="T3_115">have</text:span><text:span text:style-name="T3_116"><text:s/></text:span><text:span text:style-name="T3_117">changed</text:span><text:span text:style-name="T3_118"><text:s/></text:span><text:span text:style-name="T3_119">them</text:span><text:span text:style-name="T3_120"><text:s/></text:span><text:span text:style-name="T3_121">to</text:span><text:span text:style-name="T3_122"><text:s/></text:span><text:span text:style-name="T3_123">public</text:span><text:span text:style-name="T3_124">.<text:s text:c="2"/></text:span><text:span text:style-name="T3_125">We</text:span><text:span text:style-name="T3_126"><text:s/></text:span><text:span text:style-name="T3_127">assume</text:span><text:span text:style-name="T3_128"><text:s/></text:span><text:span text:style-name="T3_129">that</text:span><text:span text:style-name="T3_130"><text:s/></text:span><text:span text:style-name="T3_131">we</text:span><text:span text:style-name="T3_132"><text:s/></text:span><text:span text:style-name="T3_133">cannot</text:span><text:span text:style-name="T3_134"><text:s/></text:span><text:span text:style-name="T3_135">test</text:span><text:span text:style-name="T3_136"><text:s/></text:span><text:span text:style-name="T3_137">the</text:span><text:span text:style-name="T3_138"><text:s/>‘</text:span><text:span text:style-name="T3_139">catch</text:span><text:span text:style-name="T3_140">’<text:s/></text:span><text:span text:style-name="T3_141">statements</text:span><text:span text:style-name="T3_142"><text:s/></text:span><text:span text:style-name="T3_143">of</text:span><text:span text:style-name="T3_144"><text:s/></text:span><text:span text:style-name="T3_145">our</text:span><text:span text:style-name="T3_146"><text:s/></text:span><text:span text:style-name="T3_147">methods</text:span><text:span text:style-name="T3_148">,<text:s/></text:span><text:span text:style-name="T3_149">these</text:span><text:span text:style-name="T3_150"><text:s/></text:span><text:span text:style-name="T3_151">should</text:span><text:span text:style-name="T3_152"><text:s/></text:span><text:span text:style-name="T3_153">be</text:span><text:span text:style-name="T3_154"><text:s/></text:span><text:span text:style-name="T3_155">tested</text:span><text:span text:style-name="T3_156"><text:s/></text:span><text:span text:style-name="T3_157">during</text:span><text:span text:style-name="T3_158"><text:s/></text:span><text:span text:style-name="T3_159">unit</text:span><text:span text:style-name="T3_160"><text:s/></text:span><text:span text:style-name="T3_161">testing</text:span><text:span text:style-name="T3_162">.<text:s text:c="2"/></text:span><text:span text:style-name="T3_163">Below</text:span><text:span text:style-name="T3_164"><text:s/></text:span><text:span text:style-name="T3_165">is</text:span><text:span text:style-name="T3_166"><text:s/></text:span><text:span text:style-name="T3_167">a</text:span><text:span text:style-name="T3_168"><text:s/></text:span><text:span text:style-name="T3_169">summary</text:span><text:span text:style-name="T3_170"><text:s/></text:span><text:span text:style-name="T3_171">of</text:span><text:span text:style-name="T3_172"><text:s/></text:span><text:span text:style-name="T3_173">our</text:span><text:span text:style-name="T3_174"><text:s/></text:span><text:span text:style-name="T3_175">more</text:span><text:span text:style-name="T3_176"><text:s/></text:span><text:span text:style-name="T3_177">important</text:span><text:span text:style-name="T3_178"><text:s/></text:span><text:span text:style-name="T3_179">tests</text:span><text:span text:style-name="T3_180"><text:s/></text:span><text:span text:style-name="T3_181">by</text:span><text:span text:style-name="T3_182"><text:s/></text:span><text:span text:style-name="T3_183">method</text:span><text:span text:style-name="T3_184">.</text:span></text:p>
      <text:p text:style-name="P4"/>
      <text:p text:style-name="P5"><text:span text:style-name="T5_1">Vmap</text:span><text:span text:style-name="T5_2">()<text:s/>[</text:span><text:span text:style-name="T5_3">constructor</text:span><text:span text:style-name="T5_4">]</text:span></text:p>
      <text:p text:style-name="P6"><text:span text:style-name="T6_1">Since</text:span><text:span text:style-name="T6_2"><text:s/></text:span><text:span text:style-name="T6_3">the</text:span><text:span text:style-name="T6_4"><text:s/></text:span><text:span text:style-name="T6_5">constructor</text:span><text:span text:style-name="T6_6"><text:s/></text:span><text:span text:style-name="T6_7">contains</text:span><text:span text:style-name="T6_8"><text:s/></text:span><text:span text:style-name="T6_9">logic</text:span><text:span text:style-name="T6_10"><text:s/></text:span><text:span text:style-name="T6_11">it</text:span><text:span text:style-name="T6_12"><text:s/></text:span><text:span text:style-name="T6_13">was</text:span><text:span text:style-name="T6_14"><text:s/></text:span><text:span text:style-name="T6_15">important</text:span><text:span text:style-name="T6_16"><text:s/></text:span><text:span text:style-name="T6_17">to</text:span><text:span text:style-name="T6_18"><text:s/></text:span><text:span text:style-name="T6_19">test</text:span><text:span text:style-name="T6_20"><text:s/></text:span><text:span text:style-name="T6_21">it</text:span><text:span text:style-name="T6_22">.<text:s text:c="2"/></text:span><text:span text:style-name="T6_23">We</text:span><text:span text:style-name="T6_24"><text:s/></text:span><text:span text:style-name="T6_25">delete</text:span><text:span text:style-name="T6_26"><text:s/></text:span><text:span text:style-name="T6_27">all</text:span><text:span text:style-name="T6_28"><text:s/></text:span><text:span text:style-name="T6_29">user</text:span><text:span text:style-name="T6_30"><text:s/></text:span><text:span text:style-name="T6_31">properties</text:span><text:span text:style-name="T6_32"><text:s/></text:span><text:span text:style-name="T6_33">stored</text:span><text:span text:style-name="T6_34"><text:s/></text:span><text:span text:style-name="T6_35">on</text:span><text:span text:style-name="T6_36"><text:s/></text:span><text:span text:style-name="T6_37">the</text:span><text:span text:style-name="T6_38"><text:s/></text:span><text:span text:style-name="T6_39">local</text:span><text:span text:style-name="T6_40"><text:s/></text:span><text:span text:style-name="T6_41">machine</text:span><text:span text:style-name="T6_42"><text:s/></text:span><text:span text:style-name="T6_43">before</text:span><text:span text:style-name="T6_44"><text:s/></text:span><text:span text:style-name="T6_45">testing</text:span><text:span text:style-name="T6_46"><text:s/></text:span><text:span text:style-name="T6_47">to</text:span><text:span text:style-name="T6_48"><text:s/></text:span><text:span text:style-name="T6_49">achieve</text:span><text:span text:style-name="T6_50"><text:s/></text:span><text:span text:style-name="T6_51">a</text:span><text:span text:style-name="T6_52"><text:s/></text:span><text:span text:style-name="T6_53">good</text:span><text:span text:style-name="T6_54"><text:s/></text:span><text:span text:style-name="T6_55">statement</text:span><text:span text:style-name="T6_56"><text:s/></text:span><text:span text:style-name="T6_57">coverage</text:span><text:span text:style-name="T6_58"><text:s/></text:span><text:span text:style-name="T6_59">for</text:span><text:span text:style-name="T6_60"><text:s/></text:span><text:span text:style-name="T6_61">sections</text:span><text:span text:style-name="T6_62"><text:s/></text:span><text:span text:style-name="T6_63">only</text:span><text:span text:style-name="T6_64"><text:s/></text:span><text:span text:style-name="T6_65">executed</text:span><text:span text:style-name="T6_66"><text:s/></text:span><text:span text:style-name="T6_67">during</text:span><text:span text:style-name="T6_68"><text:s/></text:span><text:span text:style-name="T6_69">the</text:span><text:span text:style-name="T6_70"><text:s/></text:span><text:span text:style-name="T6_71">programs</text:span><text:span text:style-name="T6_72"><text:s/></text:span><text:span text:style-name="T6_73">first</text:span><text:span text:style-name="T6_74"><text:s/></text:span><text:span text:style-name="T6_75">run</text:span><text:span text:style-name="T6_76">-</text:span><text:span text:style-name="T6_77">time</text:span><text:span text:style-name="T6_78">.<text:s text:c="2"/></text:span><text:span text:style-name="T6_79">We</text:span><text:span text:style-name="T6_80"><text:s/></text:span><text:span text:style-name="T6_81">were</text:span><text:span text:style-name="T6_82"><text:s/></text:span><text:span text:style-name="T6_83">unable</text:span><text:span text:style-name="T6_84"><text:s/></text:span><text:span text:style-name="T6_85">to</text:span><text:span text:style-name="T6_86"><text:s/></text:span><text:span text:style-name="T6_87">test</text:span><text:span text:style-name="T6_88"><text:s/></text:span><text:span text:style-name="T6_89">the</text:span><text:span text:style-name="T6_90"><text:s/>‘</text:span><text:span text:style-name="T6_91">look</text:span><text:span text:style-name="T6_92"><text:s/></text:span><text:span text:style-name="T6_93">and</text:span><text:span text:style-name="T6_94"><text:s/></text:span><text:span text:style-name="T6_95">feel</text:span><text:span text:style-name="T6_96">’<text:s/></text:span><text:span text:style-name="T6_97">part</text:span><text:span text:style-name="T6_98"><text:s/></text:span><text:span text:style-name="T6_99">of</text:span><text:span text:style-name="T6_100"><text:s/></text:span><text:span text:style-name="T6_101">the</text:span><text:span text:style-name="T6_102"><text:s/></text:span><text:span text:style-name="T6_103">constructor</text:span><text:span text:style-name="T6_104"><text:s/></text:span><text:span text:style-name="T6_105">due</text:span><text:span text:style-name="T6_106"><text:s/></text:span><text:span text:style-name="T6_107">to</text:span><text:span text:style-name="T6_108"><text:s/></text:span><text:span text:style-name="T6_109">the</text:span><text:span text:style-name="T6_110"><text:s/></text:span><text:span text:style-name="T6_111">fact</text:span><text:span text:style-name="T6_112"><text:s/></text:span><text:span text:style-name="T6_113">that</text:span><text:span text:style-name="T6_114"><text:s/></text:span><text:span text:style-name="T6_115">it</text:span><text:span text:style-name="T6_116"><text:s/></text:span><text:span text:style-name="T6_117">uses</text:span><text:span text:style-name="T6_118"><text:s/></text:span><text:span text:style-name="T6_119">reflection</text:span><text:span text:style-name="T6_120"><text:s/></text:span><text:span text:style-name="T6_121">to</text:span><text:span text:style-name="T6_122"><text:s/></text:span><text:span text:style-name="T6_123">dynamically</text:span><text:span text:style-name="T6_124"><text:s/></text:span><text:span text:style-name="T6_125">load</text:span><text:span text:style-name="T6_126"><text:s/></text:span><text:span text:style-name="T6_127">java</text:span><text:span text:style-name="T6_128"><text:s/></text:span><text:span text:style-name="T6_129">components</text:span><text:span text:style-name="T6_130"><text:s/></text:span><text:span text:style-name="T6_131">which</text:span><text:span text:style-name="T6_132"><text:s/></text:span><text:span text:style-name="T6_133">are</text:span><text:span text:style-name="T6_134"><text:s/></text:span><text:span text:style-name="T6_135">not</text:span><text:span text:style-name="T6_136"><text:s/></text:span><text:span text:style-name="T6_137">available</text:span><text:span text:style-name="T6_138"><text:s/></text:span><text:span text:style-name="T6_139">on</text:span><text:span text:style-name="T6_140"><text:s/></text:span><text:span text:style-name="T6_141">our</text:span><text:span text:style-name="T6_142"><text:s/></text:span><text:span text:style-name="T6_143">testing</text:span><text:span text:style-name="T6_144"><text:s/></text:span><text:span text:style-name="T6_145">system</text:span><text:span text:style-name="T6_146">.<text:s text:c="2"/></text:span><text:span text:style-name="T6_147">We</text:span><text:span text:style-name="T6_148"><text:s/></text:span><text:span text:style-name="T6_149">were</text:span><text:span text:style-name="T6_150"><text:s/></text:span><text:span text:style-name="T6_151">also</text:span><text:span text:style-name="T6_152"><text:s/></text:span><text:span text:style-name="T6_153">unable</text:span><text:span text:style-name="T6_154"><text:s/></text:span><text:span text:style-name="T6_155">to</text:span><text:span text:style-name="T6_156"><text:s/></text:span><text:span text:style-name="T6_157">fully</text:span><text:span text:style-name="T6_158"><text:s/></text:span><text:span text:style-name="T6_159">test</text:span><text:span text:style-name="T6_160"><text:s/></text:span><text:span text:style-name="T6_161">the</text:span><text:span text:style-name="T6_162"><text:s/></text:span><text:span text:style-name="T6_163">window</text:span><text:span text:style-name="T6_164"><text:s/></text:span><text:span text:style-name="T6_165">adapter</text:span><text:span text:style-name="T6_166"><text:s/></text:span><text:span text:style-name="T6_167">class</text:span><text:span text:style-name="T6_168"><text:s/></text:span><text:span text:style-name="T6_169">as</text:span><text:span text:style-name="T6_170"><text:s/></text:span><text:span text:style-name="T6_171">this</text:span><text:span text:style-name="T6_172"><text:s/></text:span><text:span text:style-name="T6_173">is</text:span><text:span text:style-name="T6_174"><text:s/></text:span><text:span text:style-name="T6_175">nested</text:span><text:span text:style-name="T6_176">.</text:span></text:p>
      <text:p text:style-name="P7"/>
      <text:p text:style-name="P8"><text:span text:style-name="T8_1">public</text:span><text:span text:style-name="T8_2"><text:s/></text:span><text:span text:style-name="T8_3">void</text:span><text:span text:style-name="T8_4"><text:s/></text:span><text:span text:style-name="T8_5">openDocument</text:span><text:span text:style-name="T8_6">(</text:span><text:span text:style-name="T8_7">URL</text:span><text:span text:style-name="T8_8"><text:s/></text:span><text:span text:style-name="T8_9">url</text:span><text:span text:style-name="T8_10">)</text:span></text:p>
      <text:p text:style-name="P9"><text:span text:style-name="T9_1">When</text:span><text:span text:style-name="T9_2"><text:s/></text:span><text:span text:style-name="T9_3">testing</text:span><text:span text:style-name="T9_4"><text:s/></text:span><text:span text:style-name="T9_5">this</text:span><text:span text:style-name="T9_6"><text:s/></text:span><text:span text:style-name="T9_7">method</text:span><text:span text:style-name="T9_8"><text:s/></text:span><text:span text:style-name="T9_9">in</text:span><text:span text:style-name="T9_10"><text:s/></text:span><text:span text:style-name="T9_11">a</text:span><text:span text:style-name="T9_12"><text:s/></text:span><text:span text:style-name="T9_13">Linux</text:span><text:span text:style-name="T9_14"><text:s/></text:span><text:span text:style-name="T9_15">environment</text:span><text:span text:style-name="T9_16">,<text:s/></text:span><text:span text:style-name="T9_17">we</text:span><text:span text:style-name="T9_18"><text:s/></text:span><text:span text:style-name="T9_19">had</text:span><text:span text:style-name="T9_20"><text:s/></text:span><text:span text:style-name="T9_21">some</text:span><text:span text:style-name="T9_22"><text:s/></text:span><text:span text:style-name="T9_23">issues</text:span><text:span text:style-name="T9_24"><text:s/></text:span><text:span text:style-name="T9_25">making</text:span><text:span text:style-name="T9_26"><text:s/></text:span><text:span text:style-name="T9_27">it</text:span><text:span text:style-name="T9_28"><text:s/></text:span><text:span text:style-name="T9_29">invoke</text:span><text:span text:style-name="T9_30"><text:s/></text:span><text:span text:style-name="T9_31">the</text:span><text:span text:style-name="T9_32"><text:s/></text:span><text:span text:style-name="T9_33">default</text:span><text:span text:style-name="T9_34"><text:s/></text:span><text:span text:style-name="T9_35">browser</text:span><text:span text:style-name="T9_36">.<text:s text:c="2"/></text:span><text:span text:style-name="T9_37">Since</text:span><text:span text:style-name="T9_38"><text:s/></text:span><text:span text:style-name="T9_39">our</text:span><text:span text:style-name="T9_40"><text:s/></text:span><text:span text:style-name="T9_41">environment</text:span><text:span text:style-name="T9_42"><text:s/></text:span><text:span text:style-name="T9_43">does</text:span><text:span text:style-name="T9_44"><text:s/></text:span><text:span text:style-name="T9_45">not</text:span><text:span text:style-name="T9_46"><text:s/></text:span><text:span text:style-name="T9_47">have</text:span><text:span text:style-name="T9_48"><text:s/></text:span><text:span text:style-name="T9_49">the</text:span><text:span text:style-name="T9_50"><text:s/></text:span><text:span text:style-name="T9_51">Mozilla</text:span><text:span text:style-name="T9_52"><text:s/></text:span><text:span text:style-name="T9_53">browser</text:span><text:span text:style-name="T9_54"><text:s/></text:span><text:span text:style-name="T9_55">installed</text:span><text:span text:style-name="T9_56"><text:s/></text:span><text:span text:style-name="T9_57">it</text:span><text:span text:style-name="T9_58"><text:s/></text:span><text:span text:style-name="T9_59">was</text:span><text:span text:style-name="T9_60"><text:s/></text:span><text:span text:style-name="T9_61">unable</text:span><text:span text:style-name="T9_62"><text:s/></text:span><text:span text:style-name="T9_63">to</text:span><text:span text:style-name="T9_64"><text:s/></text:span><text:span text:style-name="T9_65">find</text:span><text:span text:style-name="T9_66"><text:s/></text:span><text:span text:style-name="T9_67">it</text:span><text:span text:style-name="T9_68">.<text:s text:c="2"/></text:span><text:span text:style-name="T9_69">To</text:span><text:span text:style-name="T9_70"><text:s/></text:span><text:span text:style-name="T9_71">resolve</text:span><text:span text:style-name="T9_72"><text:s/></text:span><text:span text:style-name="T9_73">this</text:span><text:span text:style-name="T9_74"><text:s/></text:span><text:span text:style-name="T9_75">issue</text:span><text:span text:style-name="T9_76"><text:s/></text:span><text:span text:style-name="T9_77">we</text:span><text:span text:style-name="T9_78"><text:s/></text:span><text:span text:style-name="T9_79">made</text:span><text:span text:style-name="T9_80"><text:s/></text:span><text:span text:style-name="T9_81">an</text:span><text:span text:style-name="T9_82"><text:s/></text:span><text:span text:style-name="T9_83">edit</text:span><text:span text:style-name="T9_84"><text:s/></text:span><text:span text:style-name="T9_85">to</text:span><text:span text:style-name="T9_86"><text:s/></text:span><text:span text:style-name="T9_87">the</text:span><text:span text:style-name="T9_88"><text:s/></text:span><text:span text:style-name="T9_89">properties</text:span><text:span text:style-name="T9_90"><text:s/></text:span><text:span text:style-name="T9_91">file</text:span><text:span text:style-name="T9_92">,<text:s/></text:span><text:span text:style-name="T9_93">setting</text:span><text:span text:style-name="T9_94"><text:s/></text:span><text:span text:style-name="T9_95">the</text:span><text:span text:style-name="T9_96"><text:s/></text:span><text:span text:style-name="T9_97">default</text:span><text:span text:style-name="T9_98"><text:s/></text:span><text:span text:style-name="T9_99">Linux</text:span><text:span text:style-name="T9_100"><text:s/></text:span><text:span text:style-name="T9_101">browser</text:span><text:span text:style-name="T9_102"><text:s/></text:span><text:span text:style-name="T9_103">to</text:span><text:span text:style-name="T9_104"><text:s/></text:span><text:span text:style-name="T9_105">Firefox</text:span><text:span text:style-name="T9_106">.<text:s text:c="2"/></text:span><text:span text:style-name="T9_107">We</text:span><text:span text:style-name="T9_108"><text:s/></text:span><text:span text:style-name="T9_109">were</text:span><text:span text:style-name="T9_110"><text:s/></text:span><text:span text:style-name="T9_111">able</text:span><text:span text:style-name="T9_112"><text:s/></text:span><text:span text:style-name="T9_113">to</text:span><text:span text:style-name="T9_114"><text:s/></text:span><text:span text:style-name="T9_115">try</text:span><text:span text:style-name="T9_116"><text:s/></text:span><text:span text:style-name="T9_117">this</text:span><text:span text:style-name="T9_118"><text:s/></text:span><text:span text:style-name="T9_119">test</text:span><text:span text:style-name="T9_120"><text:s/></text:span><text:span text:style-name="T9_121">on</text:span><text:span text:style-name="T9_122"><text:s/></text:span><text:span text:style-name="T9_123">Windows</text:span><text:span text:style-name="T9_124"><text:s/></text:span><text:span text:style-name="T9_125">and</text:span><text:span text:style-name="T9_126"><text:s/></text:span><text:span text:style-name="T9_127">Linux</text:span><text:span text:style-name="T9_128">,<text:s/></text:span><text:span text:style-name="T9_129">although</text:span><text:span text:style-name="T9_130"><text:s/></text:span><text:span text:style-name="T9_131">as</text:span><text:span text:style-name="T9_132"><text:s/></text:span><text:span text:style-name="T9_133">our</text:span><text:span text:style-name="T9_134"><text:s/></text:span><text:span text:style-name="T9_135">test</text:span><text:span text:style-name="T9_136"><text:s/></text:span><text:span text:style-name="T9_137">suite</text:span><text:span text:style-name="T9_138"><text:s/></text:span><text:span text:style-name="T9_139">is</text:span><text:span text:style-name="T9_140"><text:s/></text:span><text:span text:style-name="T9_141">configured</text:span><text:span text:style-name="T9_142"><text:s/></text:span><text:span text:style-name="T9_143">for</text:span><text:span text:style-name="T9_144"><text:s/></text:span><text:span text:style-name="T9_145">Linux</text:span><text:span text:style-name="T9_146"><text:s/></text:span><text:span text:style-name="T9_147">we</text:span><text:span text:style-name="T9_148"><text:s/></text:span><text:span text:style-name="T9_149">have</text:span><text:span text:style-name="T9_150"><text:s/></text:span><text:span text:style-name="T9_151">only</text:span><text:span text:style-name="T9_152"><text:s/></text:span><text:span text:style-name="T9_153">submitted</text:span><text:span text:style-name="T9_154"><text:s/></text:span><text:span text:style-name="T9_155">this</text:span><text:span text:style-name="T9_156"><text:s/></text:span><text:span text:style-name="T9_157">test</text:span><text:span text:style-name="T9_158">.<text:s text:c="2"/></text:span><text:span text:style-name="T9_159">However</text:span><text:span text:style-name="T9_160">,<text:s/></text:span><text:span text:style-name="T9_161">the</text:span><text:span text:style-name="T9_162"><text:s/></text:span><text:span text:style-name="T9_163">test</text:span><text:span text:style-name="T9_164"><text:s/></text:span><text:span text:style-name="T9_165">did</text:span><text:span text:style-name="T9_166"><text:s/></text:span><text:span text:style-name="T9_167">pass</text:span><text:span text:style-name="T9_168"><text:s/></text:span><text:span text:style-name="T9_169">on</text:span><text:span text:style-name="T9_170"><text:s/></text:span><text:span text:style-name="T9_171">Windows</text:span><text:span text:style-name="T9_172">.<text:s/></text:span><text:span text:style-name="T9_173">[</text:span><text:span text:style-name="T9_174">see</text:span><text:span text:style-name="T9_175"><text:s/></text:span><text:span text:style-name="T9_176">screenshot</text:span><text:span text:style-name="T9_177"><text:s/></text:span><text:span text:style-name="T9_178">for</text:span><text:span text:style-name="T9_179"><text:s/></text:span><text:span text:style-name="T9_180">details</text:span><text:span text:style-name="T9_181">]</text:span></text:p>
      <text:p text:style-name="P10"/>
      <text:p text:style-name="P11"><text:span text:style-name="T11_1">public</text:span><text:span text:style-name="T11_2"><text:s/></text:span><text:span text:style-name="T11_3">void</text:span><text:span text:style-name="T11_4"><text:s/></text:span><text:span text:style-name="T11_5">extractZip</text:span><text:span text:style-name="T11_6">(</text:span><text:span text:style-name="T11_7">InputStream</text:span><text:span text:style-name="T11_8"><text:s/></text:span><text:span text:style-name="T11_9">in</text:span><text:span text:style-name="T11_10">,<text:s/></text:span><text:span text:style-name="T11_11">File</text:span><text:span text:style-name="T11_12"><text:s/></text:span><text:span text:style-name="T11_13">toDir</text:span><text:span text:style-name="T11_14">)</text:span></text:p>
      <text:p text:style-name="P12"><text:span text:style-name="T12_1">The</text:span><text:span text:style-name="T12_2"><text:s/></text:span><text:span text:style-name="T12_3">test</text:span><text:span text:style-name="T12_4"><text:s/></text:span><text:span text:style-name="T12_5">suite</text:span><text:span text:style-name="T12_6"><text:s/></text:span><text:span text:style-name="T12_7">for</text:span><text:span text:style-name="T12_8"><text:s/></text:span><text:span text:style-name="T12_9">this</text:span><text:span text:style-name="T12_10"><text:s/></text:span><text:span text:style-name="T12_11">method</text:span><text:span text:style-name="T12_12"><text:s/></text:span><text:span text:style-name="T12_13">was</text:span><text:span text:style-name="T12_14"><text:s/></text:span><text:span text:style-name="T12_15">more</text:span><text:span text:style-name="T12_16"><text:s/></text:span><text:span text:style-name="T12_17">advanced</text:span><text:span text:style-name="T12_18">.<text:s text:c="2"/></text:span><text:span text:style-name="T12_19">First</text:span><text:span text:style-name="T12_20"><text:s/></text:span><text:span text:style-name="T12_21">it</text:span><text:span text:style-name="T12_22"><text:s/></text:span><text:span text:style-name="T12_23">creates</text:span><text:span text:style-name="T12_24"><text:s/></text:span><text:span text:style-name="T12_25">a</text:span><text:span text:style-name="T12_26"><text:s/></text:span><text:span text:style-name="T12_27">file</text:span><text:span text:style-name="T12_28"><text:s/></text:span><text:span text:style-name="T12_29">with</text:span><text:span text:style-name="T12_30"><text:s/>1000<text:s/></text:span><text:span text:style-name="T12_31">random</text:span><text:span text:style-name="T12_32"><text:s/></text:span><text:span text:style-name="T12_33">bytes</text:span><text:span text:style-name="T12_34"><text:s/></text:span><text:span text:style-name="T12_35">in</text:span><text:span text:style-name="T12_36"><text:s/></text:span><text:span text:style-name="T12_37">it</text:span><text:span text:style-name="T12_38">.<text:s text:c="2"/></text:span><text:span text:style-name="T12_39">We</text:span><text:span text:style-name="T12_40"><text:s/></text:span><text:span text:style-name="T12_41">then</text:span><text:span text:style-name="T12_42"><text:s/></text:span><text:span text:style-name="T12_43">use</text:span><text:span text:style-name="T12_44"><text:s/></text:span><text:span text:style-name="T12_45">a</text:span><text:span text:style-name="T12_46"><text:s/></text:span><text:span text:style-name="T12_47">method</text:span><text:span text:style-name="T12_48"><text:s/></text:span><text:span text:style-name="T12_49">to</text:span><text:span text:style-name="T12_50"><text:s/></text:span><text:span text:style-name="T12_51">zip</text:span><text:span text:style-name="T12_52"><text:s/></text:span><text:span text:style-name="T12_53">that</text:span><text:span text:style-name="T12_54"><text:s/></text:span><text:span text:style-name="T12_55">file</text:span><text:span text:style-name="T12_56">.<text:s text:c="2"/></text:span><text:span text:style-name="T12_57">After</text:span><text:span text:style-name="T12_58"><text:s/></text:span><text:span text:style-name="T12_59">extracting</text:span><text:span text:style-name="T12_60"><text:s/></text:span><text:span text:style-name="T12_61">the</text:span><text:span text:style-name="T12_62"><text:s/></text:span><text:span text:style-name="T12_63">zip</text:span><text:span text:style-name="T12_64"><text:s/></text:span><text:span text:style-name="T12_65">using</text:span><text:span text:style-name="T12_66"><text:s/></text:span><text:span text:style-name="T12_67">the</text:span><text:span text:style-name="T12_68"><text:s/></text:span><text:span text:style-name="T12_69">Vmap</text:span><text:span text:style-name="T12_70"><text:s/></text:span><text:span text:style-name="T12_71">method</text:span><text:span text:style-name="T12_72"><text:s/></text:span><text:span text:style-name="T12_73">we</text:span><text:span text:style-name="T12_74"><text:s/></text:span><text:span text:style-name="T12_75">compare</text:span><text:span text:style-name="T12_76"><text:s/></text:span><text:span text:style-name="T12_77">the</text:span><text:span text:style-name="T12_78"><text:s/></text:span><text:span text:style-name="T12_79">original</text:span><text:span text:style-name="T12_80"><text:s/></text:span><text:span text:style-name="T12_81">and</text:span><text:span text:style-name="T12_82"><text:s/></text:span><text:span text:style-name="T12_83">the</text:span><text:span text:style-name="T12_84"><text:s/></text:span><text:span text:style-name="T12_85">extracted</text:span><text:span text:style-name="T12_86"><text:s/></text:span><text:span text:style-name="T12_87">file</text:span><text:span text:style-name="T12_88">.<text:s text:c="2"/></text:span><text:span text:style-name="T12_89">The</text:span><text:span text:style-name="T12_90"><text:s/></text:span><text:span text:style-name="T12_91">compare</text:span><text:span text:style-name="T12_92"><text:s/></text:span><text:span text:style-name="T12_93">method</text:span><text:span text:style-name="T12_94"><text:s/></text:span><text:span text:style-name="T12_95">is</text:span><text:span text:style-name="T12_96"><text:s/></text:span><text:span text:style-name="T12_97">also</text:span><text:span text:style-name="T12_98"><text:s/></text:span><text:span text:style-name="T12_99">tested</text:span><text:span text:style-name="T12_100"><text:s/></text:span><text:span text:style-name="T12_101">to</text:span><text:span text:style-name="T12_102"><text:s/></text:span><text:span text:style-name="T12_103">ensure</text:span><text:span text:style-name="T12_104"><text:s/></text:span><text:span text:style-name="T12_105">it</text:span><text:span text:style-name="T12_106"><text:s/></text:span><text:span text:style-name="T12_107">correctly</text:span><text:span text:style-name="T12_108"><text:s/></text:span><text:span text:style-name="T12_109">identifies</text:span><text:span text:style-name="T12_110"><text:s/></text:span><text:span text:style-name="T12_111">non</text:span><text:span text:style-name="T12_112">-</text:span><text:span text:style-name="T12_113">identical</text:span><text:span text:style-name="T12_114"><text:s/></text:span><text:span text:style-name="T12_115">files</text:span><text:span text:style-name="T12_116">.</text:span></text:p>
      <text:p text:style-name="P13"/>
      <text:p text:style-name="P14"><text:span text:style-name="T14_1">public</text:span><text:span text:style-name="T14_2"><text:s/></text:span><text:span text:style-name="T14_3">void</text:span><text:span text:style-name="T14_4"><text:s/></text:span><text:span text:style-name="T14_5">out</text:span><text:span text:style-name="T14_6">(</text:span><text:span text:style-name="T14_7">String</text:span><text:span text:style-name="T14_8"><text:s/></text:span><text:span text:style-name="T14_9">msg</text:span><text:span text:style-name="T14_10">)<text:s/></text:span><text:span text:style-name="T14_11">&amp;<text:s/></text:span><text:span text:style-name="T14_12">public</text:span><text:span text:style-name="T14_13"><text:s/></text:span><text:span text:style-name="T14_14">void</text:span><text:span text:style-name="T14_15"><text:s/></text:span><text:span text:style-name="T14_16">err</text:span><text:span text:style-name="T14_17">(</text:span><text:span text:style-name="T14_18">String</text:span><text:span text:style-name="T14_19"><text:s/></text:span><text:span text:style-name="T14_20">msg</text:span><text:span text:style-name="T14_21">)</text:span></text:p>
      <text:p text:style-name="P15"><text:span text:style-name="T15_1">In</text:span><text:span text:style-name="T15_2"><text:s/></text:span><text:span text:style-name="T15_3">order</text:span><text:span text:style-name="T15_4"><text:s/></text:span><text:span text:style-name="T15_5">to</text:span><text:span text:style-name="T15_6"><text:s/></text:span><text:span text:style-name="T15_7">test</text:span><text:span text:style-name="T15_8"><text:s/></text:span><text:span text:style-name="T15_9">these</text:span><text:span text:style-name="T15_10"><text:s/></text:span><text:span text:style-name="T15_11">methods</text:span><text:span text:style-name="T15_12"><text:s/></text:span><text:span text:style-name="T15_13">we</text:span><text:span text:style-name="T15_14"><text:s/></text:span><text:span text:style-name="T15_15">included</text:span><text:span text:style-name="T15_16"><text:s/></text:span><text:span text:style-name="T15_17">a</text:span><text:span text:style-name="T15_18"><text:s/></text:span><text:span text:style-name="T15_19">new</text:span><text:span text:style-name="T15_20"><text:s/></text:span><text:span text:style-name="T15_21">method</text:span><text:span text:style-name="T15_22"><text:s/></text:span><text:span text:style-name="T15_23">in</text:span><text:span text:style-name="T15_24"><text:s/></text:span><text:span text:style-name="T15_25">the</text:span><text:span text:style-name="T15_26"><text:s/></text:span><text:span text:style-name="T15_27">Vmap</text:span><text:span text:style-name="T15_28"><text:s/></text:span><text:span text:style-name="T15_29">class</text:span><text:span text:style-name="T15_30"><text:s/></text:span><text:span text:style-name="T15_31">which</text:span><text:span text:style-name="T15_32"><text:s/></text:span><text:span text:style-name="T15_33">returns</text:span><text:span text:style-name="T15_34"><text:s/></text:span><text:span text:style-name="T15_35">the</text:span><text:span text:style-name="T15_36"><text:s/></text:span><text:span text:style-name="T15_37">current</text:span><text:span text:style-name="T15_38"><text:s/></text:span><text:span text:style-name="T15_39">status</text:span><text:span text:style-name="T15_40"><text:s/>(</text:span><text:span text:style-name="T15_41">which</text:span><text:span text:style-name="T15_42"><text:s/></text:span><text:span text:style-name="T15_43">is</text:span><text:span text:style-name="T15_44"><text:s/></text:span><text:span text:style-name="T15_45">set</text:span><text:span text:style-name="T15_46"><text:s/></text:span><text:span text:style-name="T15_47">in</text:span><text:span text:style-name="T15_48"><text:s/></text:span><text:span text:style-name="T15_49">these</text:span><text:span text:style-name="T15_50"><text:s/></text:span><text:span text:style-name="T15_51">two</text:span><text:span text:style-name="T15_52"><text:s/></text:span><text:span text:style-name="T15_53">methods</text:span><text:span text:style-name="T15_54">).</text:span></text:p>
      <text:p text:style-name="P16"/>
      <text:p text:style-name="P17"><text:span text:style-name="T17_1">private</text:span><text:span text:style-name="T17_2"><text:s/></text:span><text:span text:style-name="T17_3">String</text:span><text:span text:style-name="T17_4"><text:s/></text:span><text:span text:style-name="T17_5">transpose</text:span><text:span text:style-name="T17_6">(</text:span><text:span text:style-name="T17_7">String</text:span><text:span text:style-name="T17_8"><text:s/></text:span><text:span text:style-name="T17_9">input</text:span><text:span text:style-name="T17_10">,<text:s/></text:span><text:span text:style-name="T17_11">char</text:span><text:span text:style-name="T17_12"><text:s/></text:span><text:span text:style-name="T17_13">findChar</text:span><text:span text:style-name="T17_14">,<text:s/></text:span><text:span text:style-name="T17_15">String</text:span><text:span text:style-name="T17_16"><text:s/></text:span><text:span text:style-name="T17_17">replaceString</text:span><text:span text:style-name="T17_18">)</text:span></text:p>
      <text:p text:style-name="P18"><text:span text:style-name="T18_1">When</text:span><text:span text:style-name="T18_2"><text:s/></text:span><text:span text:style-name="T18_3">we</text:span><text:span text:style-name="T18_4"><text:s/></text:span><text:span text:style-name="T18_5">checked</text:span><text:span text:style-name="T18_6"><text:s/></text:span><text:span text:style-name="T18_7">for</text:span><text:span text:style-name="T18_8"><text:s/></text:span><text:span text:style-name="T18_9">places</text:span><text:span text:style-name="T18_10"><text:s/></text:span><text:span text:style-name="T18_11">where</text:span><text:span text:style-name="T18_12"><text:s/></text:span><text:span text:style-name="T18_13">this</text:span><text:span text:style-name="T18_14"><text:s/></text:span><text:span text:style-name="T18_15">method</text:span><text:span text:style-name="T18_16"><text:s/></text:span><text:span text:style-name="T18_17">was</text:span><text:span text:style-name="T18_18"><text:s/></text:span><text:span text:style-name="T18_19">called</text:span><text:span text:style-name="T18_20"><text:s/></text:span><text:span text:style-name="T18_21">in</text:span><text:span text:style-name="T18_22"><text:s/></text:span><text:span text:style-name="T18_23">the</text:span><text:span text:style-name="T18_24"><text:s/></text:span><text:span text:style-name="T18_25">Vmap</text:span><text:span text:style-name="T18_26"><text:s/></text:span><text:span text:style-name="T18_27">class</text:span><text:span text:style-name="T18_28"><text:s/></text:span><text:span text:style-name="T18_29">we</text:span><text:span text:style-name="T18_30"><text:s/></text:span><text:span text:style-name="T18_31">were</text:span><text:span text:style-name="T18_32"><text:s/></text:span><text:span text:style-name="T18_33">unable</text:span><text:span text:style-name="T18_34"><text:s/></text:span><text:span text:style-name="T18_35">to</text:span><text:span text:style-name="T18_36"><text:s/></text:span><text:span text:style-name="T18_37">find</text:span><text:span text:style-name="T18_38"><text:s/></text:span><text:span text:style-name="T18_39">any</text:span><text:span text:style-name="T18_40">,<text:s/></text:span><text:span text:style-name="T18_41">however</text:span><text:span text:style-name="T18_42"><text:s/></text:span><text:span text:style-name="T18_43">for</text:span><text:span text:style-name="T18_44"><text:s/></text:span><text:span text:style-name="T18_45">future</text:span><text:span text:style-name="T18_46"><text:s/></text:span><text:span text:style-name="T18_47">reference</text:span><text:span text:style-name="T18_48"><text:s/></text:span><text:span text:style-name="T18_49">we</text:span><text:span text:style-name="T18_50"><text:s/></text:span><text:span text:style-name="T18_51">decided</text:span><text:span text:style-name="T18_52"><text:s/></text:span><text:span text:style-name="T18_53">to</text:span><text:span text:style-name="T18_54"><text:s/></text:span><text:span text:style-name="T18_55">test</text:span><text:span text:style-name="T18_56"><text:s/></text:span><text:span text:style-name="T18_57">it</text:span><text:span text:style-name="T18_58">.<text:s text:c="2"/></text:span><text:span text:style-name="T18_59">This</text:span><text:span text:style-name="T18_60"><text:s/></text:span><text:span text:style-name="T18_61">is</text:span><text:span text:style-name="T18_62"><text:s/></text:span><text:span text:style-name="T18_63">an</text:span><text:span text:style-name="T18_64"><text:s/></text:span><text:span text:style-name="T18_65">example</text:span><text:span text:style-name="T18_66"><text:s/></text:span><text:span text:style-name="T18_67">of</text:span><text:span text:style-name="T18_68"><text:s/></text:span><text:span text:style-name="T18_69">a</text:span><text:span text:style-name="T18_70"><text:s/></text:span><text:span text:style-name="T18_71">method</text:span><text:span text:style-name="T18_72"><text:s/></text:span><text:span text:style-name="T18_73">which</text:span><text:span text:style-name="T18_74"><text:s/></text:span><text:span text:style-name="T18_75">we</text:span><text:span text:style-name="T18_76"><text:s/></text:span><text:span text:style-name="T18_77">made</text:span><text:span text:style-name="T18_78"><text:s/></text:span><text:span text:style-name="T18_79">public</text:span><text:span text:style-name="T18_80"><text:s/></text:span><text:span text:style-name="T18_81">for</text:span><text:span text:style-name="T18_82"><text:s/></text:span><text:span text:style-name="T18_83">testing</text:span><text:span text:style-name="T18_84"><text:s/></text:span><text:span text:style-name="T18_85">purposes</text:span><text:span text:style-name="T18_86">.</text:span></text:p>
      <text:p text:style-name="P19"/>
      <text:p text:style-name="P20"><text:span text:style-name="T20_1">There</text:span><text:span text:style-name="T20_2"><text:s/></text:span><text:span text:style-name="T20_3">are</text:span><text:span text:style-name="T20_4"><text:s/></text:span><text:span text:style-name="T20_5">a</text:span><text:span text:style-name="T20_6"><text:s/></text:span><text:span text:style-name="T20_7">group</text:span><text:span text:style-name="T20_8"><text:s/></text:span><text:span text:style-name="T20_9">of</text:span><text:span text:style-name="T20_10"><text:s/></text:span><text:span text:style-name="T20_11">methods</text:span><text:span text:style-name="T20_12"><text:s/></text:span><text:span text:style-name="T20_13">we</text:span><text:span text:style-name="T20_14"><text:s/></text:span><text:span text:style-name="T20_15">didn</text:span><text:span text:style-name="T20_16">’</text:span><text:span text:style-name="T20_17">t</text:span><text:span text:style-name="T20_18"><text:s/></text:span><text:span text:style-name="T20_19">test</text:span><text:span text:style-name="T20_20">,<text:s/></text:span><text:span text:style-name="T20_21">the</text:span><text:span text:style-name="T20_22"><text:s/></text:span><text:span text:style-name="T20_23">getters</text:span><text:span text:style-name="T20_24"><text:s/></text:span><text:span text:style-name="T20_25">and</text:span><text:span text:style-name="T20_26"><text:s/></text:span><text:span text:style-name="T20_27">setters</text:span><text:span text:style-name="T20_28">,<text:s/></text:span><text:span text:style-name="T20_29">for</text:span><text:span text:style-name="T20_30"><text:s/></text:span><text:span text:style-name="T20_31">the</text:span><text:span text:style-name="T20_32"><text:s/></text:span><text:span text:style-name="T20_33">reason</text:span><text:span text:style-name="T20_34"><text:s/></text:span><text:span text:style-name="T20_35">stated</text:span><text:span text:style-name="T20_36"><text:s/></text:span><text:span text:style-name="T20_37">above</text:span><text:span text:style-name="T20_38">.<text:s text:c="2"/></text:span><text:span text:style-name="T20_39">Other</text:span><text:span text:style-name="T20_40"><text:s/></text:span><text:span text:style-name="T20_41">methods</text:span><text:span text:style-name="T20_42"><text:s/></text:span><text:span text:style-name="T20_43">we</text:span><text:span text:style-name="T20_44"><text:s/></text:span><text:span text:style-name="T20_45">were</text:span><text:span text:style-name="T20_46"><text:s/></text:span><text:span text:style-name="T20_47">decided</text:span><text:span text:style-name="T20_48"><text:s/></text:span><text:span text:style-name="T20_49">not</text:span><text:span text:style-name="T20_50"><text:s/></text:span><text:span text:style-name="T20_51">to</text:span><text:span text:style-name="T20_52"><text:s/></text:span><text:span text:style-name="T20_53">test</text:span><text:span text:style-name="T20_54"><text:s/></text:span><text:span text:style-name="T20_55">are</text:span><text:span text:style-name="T20_56"><text:s/></text:span><text:span text:style-name="T20_57">listed</text:span><text:span text:style-name="T20_58"><text:s/></text:span><text:span text:style-name="T20_59">below</text:span><text:span text:style-name="T20_60">.</text:span></text:p>
      <text:p text:style-name="P21"/>
      <text:p text:style-name="P22"><text:span text:style-name="T22_1">public</text:span><text:span text:style-name="T22_2"><text:s/></text:span><text:span text:style-name="T22_3">void</text:span><text:span text:style-name="T22_4"><text:s/></text:span><text:span text:style-name="T22_5">setView</text:span><text:span text:style-name="T22_6">(</text:span><text:span text:style-name="T22_7">MapView</text:span><text:span text:style-name="T22_8"><text:s/></text:span><text:span text:style-name="T22_9">view</text:span><text:span text:style-name="T22_10">)</text:span></text:p>
      <text:p text:style-name="P23"><text:span text:style-name="T23_1">Initially</text:span><text:span text:style-name="T23_2"><text:s/></text:span><text:span text:style-name="T23_3">we</text:span><text:span text:style-name="T23_4"><text:s/></text:span><text:span text:style-name="T23_5">considered</text:span><text:span text:style-name="T23_6"><text:s/></text:span><text:span text:style-name="T23_7">this</text:span><text:span text:style-name="T23_8"><text:s/></text:span><text:span text:style-name="T23_9">method</text:span><text:span text:style-name="T23_10"><text:s/></text:span><text:span text:style-name="T23_11">for</text:span><text:span text:style-name="T23_12"><text:s/></text:span><text:span text:style-name="T23_13">testing</text:span><text:span text:style-name="T23_14"><text:s/></text:span><text:span text:style-name="T23_15">as</text:span><text:span text:style-name="T23_16"><text:s/></text:span><text:span text:style-name="T23_17">it</text:span><text:span text:style-name="T23_18"><text:s/></text:span><text:span text:style-name="T23_19">contains</text:span><text:span text:style-name="T23_20"><text:s/></text:span><text:span text:style-name="T23_21">some</text:span><text:span text:style-name="T23_22"><text:s/></text:span><text:span text:style-name="T23_23">logic</text:span><text:span text:style-name="T23_24">.<text:s text:c="2"/></text:span><text:span text:style-name="T23_25">After</text:span><text:span text:style-name="T23_26"><text:s/></text:span><text:span text:style-name="T23_27">further</text:span><text:span text:style-name="T23_28"><text:s/></text:span><text:span text:style-name="T23_29">inspection</text:span><text:span text:style-name="T23_30"><text:s/></text:span><text:span text:style-name="T23_31">we</text:span><text:span text:style-name="T23_32"><text:s/></text:span><text:span text:style-name="T23_33">came</text:span><text:span text:style-name="T23_34"><text:s/></text:span><text:span text:style-name="T23_35">to</text:span><text:span text:style-name="T23_36"><text:s/></text:span><text:span text:style-name="T23_37">the</text:span><text:span text:style-name="T23_38"><text:s/></text:span><text:span text:style-name="T23_39">conclusion</text:span><text:span text:style-name="T23_40"><text:s/></text:span><text:span text:style-name="T23_41">that</text:span><text:span text:style-name="T23_42"><text:s/></text:span><text:span text:style-name="T23_43">all</text:span><text:span text:style-name="T23_44"><text:s/></text:span><text:span text:style-name="T23_45">the</text:span><text:span text:style-name="T23_46"><text:s/></text:span><text:span text:style-name="T23_47">logic</text:span><text:span text:style-name="T23_48"><text:s/></text:span><text:span text:style-name="T23_49">it</text:span><text:span text:style-name="T23_50"><text:s/></text:span><text:span text:style-name="T23_51">contains</text:span><text:span text:style-name="T23_52"><text:s/></text:span><text:span text:style-name="T23_53">concerns</text:span><text:span text:style-name="T23_54"><text:s/></text:span><text:span text:style-name="T23_55">Java</text:span><text:span text:style-name="T23_56"><text:s/></text:span><text:span text:style-name="T23_57">API</text:span><text:span text:style-name="T23_58"><text:s/></text:span><text:span text:style-name="T23_59">components</text:span><text:span text:style-name="T23_60">.<text:s text:c="2"/></text:span><text:span text:style-name="T23_61">These</text:span><text:span text:style-name="T23_62"><text:s/></text:span><text:span text:style-name="T23_63">we</text:span><text:span text:style-name="T23_64"><text:s/></text:span><text:span text:style-name="T23_65">feel</text:span><text:span text:style-name="T23_66"><text:s/></text:span><text:span text:style-name="T23_67">it</text:span><text:span text:style-name="T23_68"><text:s/></text:span><text:span text:style-name="T23_69">is</text:span><text:span text:style-name="T23_70"><text:s/></text:span><text:span text:style-name="T23_71">acceptable</text:span><text:span text:style-name="T23_72"><text:s/></text:span><text:span text:style-name="T23_73">to</text:span><text:span text:style-name="T23_74"><text:s/></text:span><text:span text:style-name="T23_75">view</text:span><text:span text:style-name="T23_76"><text:s/></text:span><text:span text:style-name="T23_77">as</text:span><text:span text:style-name="T23_78"><text:s/></text:span><text:span text:style-name="T23_79">fully</text:span><text:span text:style-name="T23_80"><text:s/></text:span><text:span text:style-name="T23_81">tested</text:span><text:span text:style-name="T23_82"><text:s/></text:span><text:span text:style-name="T23_83">by</text:span><text:span text:style-name="T23_84"><text:s/></text:span><text:span text:style-name="T23_85">Java</text:span><text:span text:style-name="T23_86">.<text:s text:c="2"/></text:span><text:span text:style-name="T23_87">For</text:span><text:span text:style-name="T23_88"><text:s/></text:span><text:span text:style-name="T23_89">this</text:span><text:span text:style-name="T23_90"><text:s/></text:span><text:span text:style-name="T23_91">reason</text:span><text:span text:style-name="T23_92"><text:s/></text:span><text:span text:style-name="T23_93">we</text:span><text:span text:style-name="T23_94"><text:s/></text:span><text:span text:style-name="T23_95">decided</text:span><text:span text:style-name="T23_96"><text:s/></text:span><text:span text:style-name="T23_97">not</text:span><text:span text:style-name="T23_98"><text:s/></text:span><text:span text:style-name="T23_99">to</text:span><text:span text:style-name="T23_100"><text:s/></text:span><text:span text:style-name="T23_101">test</text:span><text:span text:style-name="T23_102"><text:s/></text:span><text:span text:style-name="T23_103">the</text:span><text:span text:style-name="T23_104"><text:s/></text:span><text:span text:style-name="T23_105">method</text:span><text:span text:style-name="T23_106">.<text:s text:c="2"/></text:span></text:p>
      <text:p text:style-name="P24"/>
      <text:p text:style-name="P25"><text:span text:style-name="T25_1">private</text:span><text:span text:style-name="T25_2"><text:s/></text:span><text:span text:style-name="T25_3">String</text:span><text:span text:style-name="T25_4"><text:s/></text:span><text:span text:style-name="T25_5">getProgramForFile</text:span><text:span text:style-name="T25_6">(</text:span><text:span text:style-name="T25_7">String</text:span><text:span text:style-name="T25_8"><text:s/></text:span><text:span text:style-name="T25_9">type</text:span><text:span text:style-name="T25_10">)</text:span></text:p>
      <text:p text:style-name="P26"><text:span text:style-name="T26_1">After</text:span><text:span text:style-name="T26_2"><text:s/></text:span><text:span text:style-name="T26_3">reading</text:span><text:span text:style-name="T26_4"><text:s/></text:span><text:span text:style-name="T26_5">the</text:span><text:span text:style-name="T26_6"><text:s/></text:span><text:span text:style-name="T26_7">comments</text:span><text:span text:style-name="T26_8"><text:s/></text:span><text:span text:style-name="T26_9">attached</text:span><text:span text:style-name="T26_10"><text:s/></text:span><text:span text:style-name="T26_11">to</text:span><text:span text:style-name="T26_12"><text:s/></text:span><text:span text:style-name="T26_13">the</text:span><text:span text:style-name="T26_14"><text:s/></text:span><text:span text:style-name="T26_15">method</text:span><text:span text:style-name="T26_16"><text:s/></text:span><text:span text:style-name="T26_17">openDocument</text:span><text:span text:style-name="T26_18">(</text:span><text:span text:style-name="T26_19">URL</text:span><text:span text:style-name="T26_20"><text:s/></text:span><text:span text:style-name="T26_21">url</text:span><text:span text:style-name="T26_22">)</text:span><text:span text:style-name="T26_23">,<text:s/></text:span><text:span text:style-name="T26_24">it</text:span><text:span text:style-name="T26_25"><text:s/></text:span><text:span text:style-name="T26_26">became</text:span><text:span text:style-name="T26_27"><text:s/></text:span><text:span text:style-name="T26_28">apparent</text:span><text:span text:style-name="T26_29"><text:s/></text:span><text:span text:style-name="T26_30">that</text:span><text:span text:style-name="T26_31"><text:s/></text:span><text:span text:style-name="T26_32">this</text:span><text:span text:style-name="T26_33"><text:s/></text:span><text:span text:style-name="T26_34">method</text:span><text:span text:style-name="T26_35"><text:s/></text:span><text:span text:style-name="T26_36">was</text:span><text:span text:style-name="T26_37"><text:s/></text:span><text:span text:style-name="T26_38">deprecated</text:span><text:span text:style-name="T26_39"><text:s/></text:span><text:span text:style-name="T26_40">for</text:span><text:span text:style-name="T26_41"><text:s/></text:span><text:span text:style-name="T26_42">an</text:span><text:span text:style-name="T26_43"><text:s/></text:span><text:span text:style-name="T26_44">alternative</text:span><text:span text:style-name="T26_45"><text:s/></text:span><text:span text:style-name="T26_46">technique</text:span><text:span text:style-name="T26_47">.<text:s text:c="2"/></text:span><text:span text:style-name="T26_48">It</text:span><text:span text:style-name="T26_49"><text:s/></text:span><text:span text:style-name="T26_50">is</text:span><text:span text:style-name="T26_51"><text:s/></text:span><text:span text:style-name="T26_52">also</text:span><text:span text:style-name="T26_53"><text:s/></text:span><text:span text:style-name="T26_54">not</text:span><text:span text:style-name="T26_55"><text:s/></text:span><text:span text:style-name="T26_56">called</text:span><text:span text:style-name="T26_57"><text:s/></text:span><text:span text:style-name="T26_58">anywhere</text:span><text:span text:style-name="T26_59"><text:s/></text:span><text:span text:style-name="T26_60">in</text:span><text:span text:style-name="T26_61"><text:s/></text:span><text:span text:style-name="T26_62">the</text:span><text:span text:style-name="T26_63"><text:s/></text:span><text:span text:style-name="T26_64">Vmap</text:span><text:span text:style-name="T26_65"><text:s/></text:span><text:span text:style-name="T26_66">class</text:span><text:span text:style-name="T26_67">,<text:s/></text:span><text:span text:style-name="T26_68">so</text:span><text:span text:style-name="T26_69"><text:s/></text:span><text:span text:style-name="T26_70">we</text:span><text:span text:style-name="T26_71"><text:s/></text:span><text:span text:style-name="T26_72">felt</text:span><text:span text:style-name="T26_73"><text:s/></text:span><text:span text:style-name="T26_74">it</text:span><text:span text:style-name="T26_75"><text:s/></text:span><text:span text:style-name="T26_76">was</text:span><text:span text:style-name="T26_77"><text:s/></text:span><text:span text:style-name="T26_78">prudent</text:span><text:span text:style-name="T26_79"><text:s/></text:span><text:span text:style-name="T26_80">to</text:span><text:span text:style-name="T26_81"><text:s/></text:span><text:span text:style-name="T26_82">omit</text:span><text:span text:style-name="T26_83">.</text:span></text:p>
      <text:p text:style-name="P27"/>
      <text:p text:style-name="P28"><text:span text:style-name="T28_1">Our</text:span><text:span text:style-name="T28_2"><text:s/></text:span><text:span text:style-name="T28_3">test</text:span><text:span text:style-name="T28_4"><text:s/></text:span><text:span text:style-name="T28_5">suite</text:span><text:span text:style-name="T28_6"><text:s/></text:span><text:span text:style-name="T28_7">covers</text:span><text:span text:style-name="T28_8"><text:s/>16<text:s/></text:span><text:span text:style-name="T28_9">tests</text:span><text:span text:style-name="T28_10"><text:s/></text:span><text:span text:style-name="T28_11">out</text:span><text:span text:style-name="T28_12"><text:s/></text:span><text:span text:style-name="T28_13">of</text:span><text:span text:style-name="T28_14"><text:s/>28<text:s/></text:span><text:span text:style-name="T28_15">total</text:span><text:span text:style-name="T28_16"><text:s/></text:span><text:span text:style-name="T28_17">in</text:span><text:span text:style-name="T28_18"><text:s/></text:span><text:span text:style-name="T28_19">Vmap</text:span><text:span text:style-name="T28_20">.<text:s text:c="2"/></text:span><text:span text:style-name="T28_21">The</text:span><text:span text:style-name="T28_22"><text:s/></text:span><text:span text:style-name="T28_23">figure</text:span><text:span text:style-name="T28_24"><text:s/></text:span><text:span text:style-name="T28_25">below</text:span><text:span text:style-name="T28_26"><text:s/></text:span><text:span text:style-name="T28_27">shows</text:span><text:span text:style-name="T28_28"><text:s/></text:span><text:span text:style-name="T28_29">our</text:span><text:span text:style-name="T28_30"><text:s/></text:span><text:span text:style-name="T28_31">statement</text:span><text:span text:style-name="T28_32"><text:s/></text:span><text:span text:style-name="T28_33">coverage</text:span><text:span text:style-name="T28_34"><text:s/></text:span><text:span text:style-name="T28_35">over</text:span><text:span text:style-name="T28_36"><text:s/></text:span><text:span text:style-name="T28_37">the</text:span><text:span text:style-name="T28_38"><text:s/>3<text:s/></text:span><text:span text:style-name="T28_39">classes</text:span><text:span text:style-name="T28_40">.</text:span></text:p>
      <text:p text:style-name="P2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0"><text:span text:style-name="T30_1">Class</text:span></text:p>
          </table:table-cell>
          <table:table-cell table:style-name="Cell2">
            <text:p text:style-name="P31"><text:span text:style-name="T31_1">Statement</text:span><text:span text:style-name="T31_2"><text:s/></text:span><text:span text:style-name="T31_3">Coverage</text:span></text:p>
          </table:table-cell>
        </table:table-row>
        <table:table-row table:style-name="Row2">
          <table:table-cell table:style-name="Cell3">
            <text:p text:style-name="P32"><text:span text:style-name="T32_1">Vmap</text:span></text:p>
          </table:table-cell>
          <table:table-cell table:style-name="Cell4">
            <text:p text:style-name="P33"><text:span text:style-name="T33_1">64.2%</text:span></text:p>
          </table:table-cell>
        </table:table-row>
        <table:table-row table:style-name="Row3">
          <table:table-cell table:style-name="Cell5">
            <text:p text:style-name="P34"><text:span text:style-name="T34_1">Controller</text:span></text:p>
          </table:table-cell>
          <table:table-cell table:style-name="Cell6">
            <text:p text:style-name="P35"><text:span text:style-name="T35_1">57.9%</text:span></text:p>
          </table:table-cell>
        </table:table-row>
        <table:table-row table:style-name="Row4">
          <table:table-cell table:style-name="Cell7">
            <text:p text:style-name="P36"><text:span text:style-name="T36_1">Tools</text:span></text:p>
          </table:table-cell>
          <table:table-cell table:style-name="Cell8">
            <text:p text:style-name="P37"><text:span text:style-name="T37_1">28.7%</text:span></text:p>
          </table:table-cell>
        </table:table-row>
      </table:table>
      <text:p text:style-name="P38"/>
      <text:p text:style-name="P39"><text:span text:style-name="T39_1">In</text:span><text:span text:style-name="T39_2"><text:s/></text:span><text:span text:style-name="T39_3">order</text:span><text:span text:style-name="T39_4"><text:s/></text:span><text:span text:style-name="T39_5">to</text:span><text:span text:style-name="T39_6"><text:s/></text:span><text:span text:style-name="T39_7">achieve</text:span><text:span text:style-name="T39_8"><text:s/></text:span><text:span text:style-name="T39_9">full</text:span><text:span text:style-name="T39_10"><text:s/></text:span><text:span text:style-name="T39_11">statement</text:span><text:span text:style-name="T39_12"><text:s/></text:span><text:span text:style-name="T39_13">coverage</text:span><text:span text:style-name="T39_14"><text:s/></text:span><text:span text:style-name="T39_15">of</text:span><text:span text:style-name="T39_16"><text:s/></text:span><text:span text:style-name="T39_17">all</text:span><text:span text:style-name="T39_18"><text:s/>3<text:s/></text:span><text:span text:style-name="T39_19">classes</text:span><text:span text:style-name="T39_20"><text:s/></text:span><text:span text:style-name="T39_21">mentioned</text:span><text:span text:style-name="T39_22"><text:s/></text:span><text:span text:style-name="T39_23">above</text:span><text:span text:style-name="T39_24"><text:s/></text:span><text:span text:style-name="T39_25">we</text:span><text:span text:style-name="T39_26"><text:s/></text:span><text:span text:style-name="T39_27">would</text:span><text:span text:style-name="T39_28"><text:s/></text:span><text:span text:style-name="T39_29">have</text:span><text:span text:style-name="T39_30"><text:s/></text:span><text:span text:style-name="T39_31">to</text:span><text:span text:style-name="T39_32"><text:s/></text:span><text:span text:style-name="T39_33">write</text:span><text:span text:style-name="T39_34"><text:s/></text:span><text:span text:style-name="T39_35">a</text:span><text:span text:style-name="T39_36"><text:s/></text:span><text:span text:style-name="T39_37">test</text:span><text:span text:style-name="T39_38"><text:s/></text:span><text:span text:style-name="T39_39">suite</text:span><text:span text:style-name="T39_40"><text:s/></text:span><text:span text:style-name="T39_41">for</text:span><text:span text:style-name="T39_42"><text:s/></text:span><text:span text:style-name="T39_43">each</text:span><text:span text:style-name="T39_44"><text:s/></text:span><text:span text:style-name="T39_45">one</text:span><text:span text:style-name="T39_46"><text:s/></text:span><text:span text:style-name="T39_47">providing</text:span><text:span text:style-name="T39_48"><text:s/></text:span><text:span text:style-name="T39_49">full</text:span><text:span text:style-name="T39_50"><text:s/></text:span><text:span text:style-name="T39_51">coverage</text:span><text:span text:style-name="T39_52"><text:s/></text:span><text:span text:style-name="T39_53">of</text:span><text:span text:style-name="T39_54"><text:s/></text:span><text:span text:style-name="T39_55">the</text:span><text:span text:style-name="T39_56"><text:s/></text:span><text:span text:style-name="T39_57">statements</text:span><text:span text:style-name="T39_58">.<text:s text:c="2"/></text:span><text:span text:style-name="T39_59">We</text:span><text:span text:style-name="T39_60"><text:s/></text:span><text:span text:style-name="T39_61">would</text:span><text:span text:style-name="T39_62"><text:s/></text:span><text:span text:style-name="T39_63">also</text:span><text:span text:style-name="T39_64"><text:s/></text:span><text:span text:style-name="T39_65">have</text:span><text:span text:style-name="T39_66"><text:s/></text:span><text:span text:style-name="T39_67">to</text:span><text:span text:style-name="T39_68"><text:s/></text:span><text:span text:style-name="T39_69">include</text:span><text:span text:style-name="T39_70"><text:s/></text:span><text:span text:style-name="T39_71">all</text:span><text:span text:style-name="T39_72"><text:s/></text:span><text:span text:style-name="T39_73">the</text:span><text:span text:style-name="T39_74"><text:s/></text:span><text:span text:style-name="T39_75">methods</text:span><text:span text:style-name="T39_76"><text:s/>(</text:span><text:span text:style-name="T39_77">including</text:span><text:span text:style-name="T39_78"><text:s/></text:span><text:span text:style-name="T39_79">getters</text:span><text:span text:style-name="T39_80">,<text:s/></text:span><text:span text:style-name="T39_81">setters</text:span><text:span text:style-name="T39_82"><text:s/></text:span><text:span text:style-name="T39_83">and</text:span><text:span text:style-name="T39_84"><text:s/></text:span><text:span text:style-name="T39_85">deprecated</text:span><text:span text:style-name="T39_86"><text:s/></text:span><text:span text:style-name="T39_87">methods</text:span><text:span text:style-name="T39_88">).<text:s text:c="3"/></text:span><text:span text:style-name="T39_89">By</text:span><text:span text:style-name="T39_90"><text:s/></text:span><text:span text:style-name="T39_91">approaching</text:span><text:span text:style-name="T39_92"><text:s/></text:span><text:span text:style-name="T39_93">the</text:span><text:span text:style-name="T39_94"><text:s/></text:span><text:span text:style-name="T39_95">classes</text:span><text:span text:style-name="T39_96"><text:s/></text:span><text:span text:style-name="T39_97">individually</text:span><text:span text:style-name="T39_98"><text:s/></text:span><text:span text:style-name="T39_99">we</text:span><text:span text:style-name="T39_100"><text:s/></text:span><text:span text:style-name="T39_101">can</text:span><text:span text:style-name="T39_102"><text:s/></text:span><text:span text:style-name="T39_103">ensure</text:span><text:span text:style-name="T39_104"><text:s/></text:span><text:span text:style-name="T39_105">that</text:span><text:span text:style-name="T39_106">,<text:s/></text:span><text:span text:style-name="T39_107">in</text:span><text:span text:style-name="T39_108"><text:s/></text:span><text:span text:style-name="T39_109">a</text:span><text:span text:style-name="T39_110"><text:s/></text:span><text:span text:style-name="T39_111">controlled</text:span><text:span text:style-name="T39_112"><text:s/></text:span><text:span text:style-name="T39_113">environment</text:span><text:span text:style-name="T39_114">,<text:s/></text:span><text:span text:style-name="T39_115">all</text:span><text:span text:style-name="T39_116"><text:s/></text:span><text:span text:style-name="T39_117">the</text:span><text:span text:style-name="T39_118"><text:s/></text:span><text:span text:style-name="T39_119">methods</text:span><text:span text:style-name="T39_120"><text:s/></text:span><text:span text:style-name="T39_121">act</text:span><text:span text:style-name="T39_122"><text:s/></text:span><text:span text:style-name="T39_123">in</text:span><text:span text:style-name="T39_124"><text:s/></text:span><text:span text:style-name="T39_125">a</text:span><text:span text:style-name="T39_126"><text:s/></text:span><text:span text:style-name="T39_127">way</text:span><text:span text:style-name="T39_128"><text:s/></text:span><text:span text:style-name="T39_129">which</text:span><text:span text:style-name="T39_130"><text:s/></text:span><text:span text:style-name="T39_131">we</text:span><text:span text:style-name="T39_132"><text:s/></text:span><text:span text:style-name="T39_133">expect</text:span><text:span text:style-name="T39_134">.</text:span></text:p>
      <text:p text:style-name="P40"/>
      <text:p text:style-name="P41"><text:span text:style-name="T41_1">Couplings</text:span></text:p>
      <text:p text:style-name="P42"><text:span text:style-name="T42_1">Vmap</text:span><text:span text:style-name="T42_2"><text:s/>&amp;<text:s/></text:span><text:span text:style-name="T42_3">Controller</text:span></text:p>
      <text:p text:style-name="P43"><text:span text:style-name="T43_1">The</text:span><text:span text:style-name="T43_2"><text:s/></text:span><text:span text:style-name="T43_3">Constructor</text:span><text:span text:style-name="T43_4"><text:s/>‘</text:span><text:span text:style-name="T43_5">c</text:span><text:span text:style-name="T43_6"><text:s/>=<text:s/></text:span><text:span text:style-name="T43_7">new</text:span><text:span text:style-name="T43_8"><text:s/></text:span><text:span text:style-name="T43_9">Controller</text:span><text:span text:style-name="T43_10">(</text:span><text:span text:style-name="T43_11">this</text:span><text:span text:style-name="T43_12">)’<text:s/></text:span><text:span text:style-name="T43_13">indicates</text:span><text:span text:style-name="T43_14"><text:s/></text:span><text:span text:style-name="T43_15">that</text:span><text:span text:style-name="T43_16"><text:s/></text:span><text:span text:style-name="T43_17">any</text:span><text:span text:style-name="T43_18"><text:s/></text:span><text:span text:style-name="T43_19">use</text:span><text:span text:style-name="T43_20"><text:s/></text:span><text:span text:style-name="T43_21">of</text:span><text:span text:style-name="T43_22"><text:s/>‘</text:span><text:span text:style-name="T43_23">c</text:span><text:span text:style-name="T43_24">’<text:s/></text:span><text:span text:style-name="T43_25">throughout</text:span><text:span text:style-name="T43_26"><text:s/></text:span><text:span text:style-name="T43_27">the</text:span><text:span text:style-name="T43_28"><text:s/></text:span><text:span text:style-name="T43_29">program</text:span><text:span text:style-name="T43_30"><text:s/></text:span><text:span text:style-name="T43_31">will</text:span><text:span text:style-name="T43_32"><text:s/></text:span><text:span text:style-name="T43_33">be</text:span><text:span text:style-name="T43_34"><text:s/></text:span><text:span text:style-name="T43_35">an</text:span><text:span text:style-name="T43_36"><text:s/></text:span><text:span text:style-name="T43_37">instance</text:span><text:span text:style-name="T43_38"><text:s/></text:span><text:span text:style-name="T43_39">of</text:span><text:span text:style-name="T43_40"><text:s/></text:span><text:span text:style-name="T43_41">coupling</text:span><text:span text:style-name="T43_42"><text:s/></text:span><text:span text:style-name="T43_43">between</text:span><text:span text:style-name="T43_44"><text:s/></text:span><text:span text:style-name="T43_45">Vmap</text:span><text:span text:style-name="T43_46"><text:s/></text:span><text:span text:style-name="T43_47">and</text:span><text:span text:style-name="T43_48"><text:s/></text:span><text:span text:style-name="T43_49">Controller</text:span><text:span text:style-name="T43_50">.<text:s/></text:span><text:span text:style-name="T43_51">With</text:span><text:span text:style-name="T43_52"><text:s/></text:span><text:span text:style-name="T43_53">this</text:span><text:span text:style-name="T43_54"><text:s/></text:span><text:span text:style-name="T43_55">knowledge</text:span><text:span text:style-name="T43_56"><text:s/></text:span><text:span text:style-name="T43_57">in</text:span><text:span text:style-name="T43_58"><text:s/></text:span><text:span text:style-name="T43_59">mind</text:span><text:span text:style-name="T43_60">,<text:s/></text:span><text:span text:style-name="T43_61">we</text:span><text:span text:style-name="T43_62"><text:s/></text:span><text:span text:style-name="T43_63">identified</text:span><text:span text:style-name="T43_64"><text:s/></text:span><text:span text:style-name="T43_65">the</text:span><text:span text:style-name="T43_66"><text:s/></text:span><text:span text:style-name="T43_67">key</text:span><text:span text:style-name="T43_68"><text:s/></text:span><text:span text:style-name="T43_69">methods</text:span><text:span text:style-name="T43_70"><text:s/></text:span><text:span text:style-name="T43_71">and</text:span><text:span text:style-name="T43_72"><text:s/></text:span><text:span text:style-name="T43_73">variables</text:span><text:span text:style-name="T43_74"><text:s/></text:span><text:span text:style-name="T43_75">between</text:span><text:span text:style-name="T43_76"><text:s/></text:span><text:span text:style-name="T43_77">these</text:span><text:span text:style-name="T43_78"><text:s/></text:span><text:span text:style-name="T43_79">classes</text:span><text:span text:style-name="T43_80">:<text:s/></text:span></text:p>
      <text:p text:style-name="P44"><text:span text:style-name="T44_1"><text:tab/></text:span><text:span text:style-name="T44_2">Line</text:span><text:span text:style-name="T44_3"><text:s/>255<text:s/>-<text:s/></text:span><text:span text:style-name="T44_4">c</text:span><text:span text:style-name="T44_5">.</text:span><text:span text:style-name="T44_6">setHelpDir</text:span><text:span text:style-name="T44_7">(</text:span><text:span text:style-name="T44_8">helpDir</text:span><text:span text:style-name="T44_9">);</text:span></text:p>
      <text:p text:style-name="P45"><text:span text:style-name="T45_1">Line</text:span><text:span text:style-name="T45_2"><text:s/>263<text:s/>-<text:s/></text:span><text:span text:style-name="T45_3">c</text:span><text:span text:style-name="T45_4">.</text:span><text:span text:style-name="T45_5">quit</text:span><text:span text:style-name="T45_6">.</text:span><text:span text:style-name="T45_7">actionPerformed</text:span><text:span text:style-name="T45_8">(</text:span><text:span text:style-name="T45_9">new</text:span><text:span text:style-name="T45_10"><text:s/></text:span><text:span text:style-name="T45_11">ActionEvent</text:span><text:span text:style-name="T45_12">(</text:span><text:span text:style-name="T45_13">this</text:span><text:span text:style-name="T45_14">,0,"</text:span><text:span text:style-name="T45_15">quit</text:span><text:span text:style-name="T45_16">"));<text:s/></text:span></text:p>
      <text:p text:style-name="P46"><text:span text:style-name="T46_1"><text:tab/></text:span><text:span text:style-name="T46_2">Line</text:span><text:span text:style-name="T46_3"><text:s/>275<text:s/>(297<text:s/></text:span><text:span text:style-name="T46_4">also</text:span><text:span text:style-name="T46_5">)<text:s/>-<text:s/></text:span><text:span text:style-name="T46_6">c</text:span><text:span text:style-name="T46_7">.</text:span><text:span text:style-name="T46_8">changeToMode</text:span><text:span text:style-name="T46_9">(</text:span><text:span text:style-name="T46_10">getProperty</text:span><text:span text:style-name="T46_11">("</text:span><text:span text:style-name="T46_12">initial</text:span><text:span text:style-name="T46_13">_</text:span><text:span text:style-name="T46_14">mode</text:span><text:span text:style-name="T46_15">"));</text:span></text:p>
      <text:p text:style-name="P47"><text:span text:style-name="T47_1"><text:tab/></text:span><text:span text:style-name="T47_2">Line</text:span><text:span text:style-name="T47_3"><text:s/>549<text:s/>-<text:s/></text:span><text:span text:style-name="T47_4">frame</text:span><text:span text:style-name="T47_5">.</text:span><text:span text:style-name="T47_6">c</text:span><text:span text:style-name="T47_7">.</text:span><text:span text:style-name="T47_8">checkJavaVersion</text:span><text:span text:style-name="T47_9">();</text:span></text:p>
      <text:p text:style-name="P48"><text:span text:style-name="T48_1">Line</text:span><text:span text:style-name="T48_2"><text:s/>551<text:s/>-<text:s/></text:span><text:span text:style-name="T48_3">ModeController</text:span><text:span text:style-name="T48_4"><text:s/></text:span><text:span text:style-name="T48_5">ctrl</text:span><text:span text:style-name="T48_6"><text:s/>=<text:s/></text:span><text:span text:style-name="T48_7">frame</text:span><text:span text:style-name="T48_8">.</text:span><text:span text:style-name="T48_9">c</text:span><text:span text:style-name="T48_10">.</text:span><text:span text:style-name="T48_11">getMode</text:span><text:span text:style-name="T48_12">().</text:span><text:span text:style-name="T48_13">getModeController</text:span><text:span text:style-name="T48_14">();</text:span></text:p>
      <text:p text:style-name="P49"><text:span text:style-name="T49_1">Line</text:span><text:span text:style-name="T49_2"><text:s/>577<text:s/>-<text:s/></text:span><text:span text:style-name="T49_3">frame</text:span><text:span text:style-name="T49_4">.</text:span><text:span text:style-name="T49_5">c</text:span><text:span text:style-name="T49_6">.</text:span><text:span text:style-name="T49_7">getLastOpenedList</text:span><text:span text:style-name="T49_8">().</text:span><text:span text:style-name="T49_9">open</text:span><text:span text:style-name="T49_10">(</text:span><text:span text:style-name="T49_11">frame</text:span><text:span text:style-name="T49_12">.</text:span><text:span text:style-name="T49_13">getProperty</text:span><text:span text:style-name="T49_14">("</text:span><text:span text:style-name="T49_15">onStartIfNotSpecified</text:span><text:span text:style-name="T49_16">"));</text:span></text:p>
      <text:p text:style-name="P50"/>
      <text:p text:style-name="P51"><text:span text:style-name="T51_1">From</text:span><text:span text:style-name="T51_2"><text:s/></text:span><text:span text:style-name="T51_3">these</text:span><text:span text:style-name="T51_4"><text:s/></text:span><text:span text:style-name="T51_5">methods</text:span><text:span text:style-name="T51_6">,<text:s/></text:span><text:span text:style-name="T51_7">we</text:span><text:span text:style-name="T51_8"><text:s/></text:span><text:span text:style-name="T51_9">can</text:span><text:span text:style-name="T51_10"><text:s/></text:span><text:span text:style-name="T51_11">identify</text:span><text:span text:style-name="T51_12"><text:s/></text:span><text:span text:style-name="T51_13">the</text:span><text:span text:style-name="T51_14"><text:s/></text:span><text:span text:style-name="T51_15">shared</text:span><text:span text:style-name="T51_16"><text:s/></text:span><text:span text:style-name="T51_17">variables</text:span><text:span text:style-name="T51_18"><text:s/></text:span><text:span text:style-name="T51_19">between</text:span><text:span text:style-name="T51_20"><text:s/></text:span><text:span text:style-name="T51_21">the</text:span><text:span text:style-name="T51_22"><text:s/></text:span><text:span text:style-name="T51_23">classes</text:span><text:span text:style-name="T51_24">.<text:s/></text:span><text:span text:style-name="T51_25">The</text:span><text:span text:style-name="T51_26"><text:s/></text:span><text:span text:style-name="T51_27">objects</text:span><text:span text:style-name="T51_28"><text:s/>‘</text:span><text:span text:style-name="T51_29">frame</text:span><text:span text:style-name="T51_30">’<text:s/></text:span><text:span text:style-name="T51_31">and</text:span><text:span text:style-name="T51_32"><text:s/>‘</text:span><text:span text:style-name="T51_33">mode</text:span><text:span text:style-name="T51_34">’<text:s/></text:span><text:span text:style-name="T51_35">tended</text:span><text:span text:style-name="T51_36"><text:s/></text:span><text:span text:style-name="T51_37">to</text:span><text:span text:style-name="T51_38"><text:s/></text:span><text:span text:style-name="T51_39">be</text:span><text:span text:style-name="T51_40"><text:s/></text:span><text:span text:style-name="T51_41">the</text:span><text:span text:style-name="T51_42"><text:s/></text:span><text:span text:style-name="T51_43">most</text:span><text:span text:style-name="T51_44"><text:s/></text:span><text:span text:style-name="T51_45">extensively</text:span><text:span text:style-name="T51_46"><text:s/></text:span><text:span text:style-name="T51_47">used</text:span><text:span text:style-name="T51_48">.<text:s/></text:span><text:span text:style-name="T51_49">The</text:span><text:span text:style-name="T51_50"><text:s/></text:span><text:span text:style-name="T51_51">variable</text:span><text:span text:style-name="T51_52"><text:s/>‘</text:span><text:span text:style-name="T51_53">quit</text:span><text:span text:style-name="T51_54">’<text:s/></text:span><text:span text:style-name="T51_55">and</text:span><text:span text:style-name="T51_56"><text:s/>‘</text:span><text:span text:style-name="T51_57">helpDir</text:span><text:span text:style-name="T51_58">’<text:s/></text:span><text:span text:style-name="T51_59">is</text:span><text:span text:style-name="T51_60"><text:s/></text:span><text:span text:style-name="T51_61">a</text:span><text:span text:style-name="T51_62"><text:s/></text:span><text:span text:style-name="T51_63">shared</text:span><text:span text:style-name="T51_64"><text:s/></text:span><text:span text:style-name="T51_65">variable</text:span><text:span text:style-name="T51_66">.<text:s/></text:span><text:span text:style-name="T51_67">There</text:span><text:span text:style-name="T51_68"><text:s/></text:span><text:span text:style-name="T51_69">are</text:span><text:span text:style-name="T51_70"><text:s/></text:span><text:span text:style-name="T51_71">other</text:span><text:span text:style-name="T51_72"><text:s/></text:span><text:span text:style-name="T51_73">uses</text:span><text:span text:style-name="T51_74"><text:s/></text:span><text:span text:style-name="T51_75">of</text:span><text:span text:style-name="T51_76"><text:s/></text:span><text:span text:style-name="T51_77">variables</text:span><text:span text:style-name="T51_78"><text:s/></text:span><text:span text:style-name="T51_79">and</text:span><text:span text:style-name="T51_80"><text:s/></text:span><text:span text:style-name="T51_81">methods</text:span><text:span text:style-name="T51_82">,<text:s/></text:span><text:span text:style-name="T51_83">but</text:span><text:span text:style-name="T51_84"><text:s/></text:span><text:span text:style-name="T51_85">these</text:span><text:span text:style-name="T51_86"><text:s/></text:span><text:span text:style-name="T51_87">were</text:span><text:span text:style-name="T51_88"><text:s/></text:span><text:span text:style-name="T51_89">getters</text:span><text:span text:style-name="T51_90"><text:s/></text:span><text:span text:style-name="T51_91">and</text:span><text:span text:style-name="T51_92"><text:s/></text:span><text:span text:style-name="T51_93">setters</text:span><text:span text:style-name="T51_94">,<text:s/></text:span><text:span text:style-name="T51_95">and</text:span><text:span text:style-name="T51_96"><text:s/></text:span><text:span text:style-name="T51_97">we</text:span><text:span text:style-name="T51_98"><text:s/></text:span><text:span text:style-name="T51_99">thought</text:span><text:span text:style-name="T51_100"><text:s/></text:span><text:span text:style-name="T51_101">them</text:span><text:span text:style-name="T51_102"><text:s/></text:span><text:span text:style-name="T51_103">to</text:span><text:span text:style-name="T51_104"><text:s/></text:span><text:span text:style-name="T51_105">be</text:span><text:span text:style-name="T51_106"><text:s/></text:span><text:span text:style-name="T51_107">trivial</text:span><text:span text:style-name="T51_108"><text:s/></text:span><text:span text:style-name="T51_109">couplings</text:span><text:span text:style-name="T51_110"><text:s/></text:span><text:span text:style-name="T51_111">and</text:span><text:span text:style-name="T51_112"><text:s/></text:span><text:span text:style-name="T51_113">thus</text:span><text:span text:style-name="T51_114"><text:s/></text:span><text:span text:style-name="T51_115">excluded</text:span><text:span text:style-name="T51_116"><text:s/></text:span><text:span text:style-name="T51_117">them</text:span><text:span text:style-name="T51_118">.<text:s/></text:span></text:p>
      <text:p text:style-name="P52"/>
      <text:p text:style-name="P53"><text:span text:style-name="T53_1">Vmap</text:span><text:span text:style-name="T53_2"><text:s/>&amp;<text:s/></text:span><text:span text:style-name="T53_3">Tools</text:span></text:p>
      <text:p text:style-name="P54"><text:span text:style-name="T54_1"><text:tab/></text:span><text:span text:style-name="T54_2">Line</text:span><text:span text:style-name="T54_3"><text:s/>248<text:s/>-<text:s/></text:span><text:span text:style-name="T54_4">if</text:span><text:span text:style-name="T54_5"><text:s/>(</text:span><text:span text:style-name="T54_6">Tools</text:span><text:span text:style-name="T54_7">.</text:span><text:span text:style-name="T54_8">safeEquals</text:span><text:span text:style-name="T54_9">(</text:span><text:span text:style-name="T54_10">getProperty</text:span><text:span text:style-name="T54_11">("</text:span><text:span text:style-name="T54_12">antialiasEdges</text:span><text:span text:style-name="T54_13">"),<text:s/>"</text:span><text:span text:style-name="T54_14">true</text:span><text:span text:style-name="T54_15">"))<text:s/>{</text:span></text:p>
      <text:p text:style-name="P55"><text:span text:style-name="T55_1"><text:s text:c="3"/><text:tab/></text:span><text:span text:style-name="T55_2">Line</text:span><text:span text:style-name="T55_3"><text:s/>251<text:s/>-<text:s/></text:span><text:span text:style-name="T55_4">if</text:span><text:span text:style-name="T55_5"><text:s/>(</text:span><text:span text:style-name="T55_6">Tools</text:span><text:span text:style-name="T55_7">.</text:span><text:span text:style-name="T55_8">safeEquals</text:span><text:span text:style-name="T55_9">(</text:span><text:span text:style-name="T55_10">getProperty</text:span><text:span text:style-name="T55_11">("</text:span><text:span text:style-name="T55_12">antialiasAll</text:span><text:span text:style-name="T55_13">"),<text:s/>"</text:span><text:span text:style-name="T55_14">true</text:span><text:span text:style-name="T55_15">"))<text:s/>{</text:span></text:p>
      <text:p text:style-name="P56"><text:span text:style-name="T56_1"><text:tab/></text:span><text:span text:style-name="T56_2">Line</text:span><text:span text:style-name="T56_3"><text:s/>457<text:s/>-<text:s/></text:span><text:span text:style-name="T56_4">Tools</text:span><text:span text:style-name="T56_5">.</text:span><text:span text:style-name="T56_6">urlGetFile</text:span><text:span text:style-name="T56_7">(</text:span><text:span text:style-name="T56_8">url</text:span><text:span text:style-name="T56_9">);</text:span></text:p>
      <text:p text:style-name="P57"><text:span text:style-name="T57_1">Line</text:span><text:span text:style-name="T57_2"><text:s/>611<text:s/>-<text:s/></text:span><text:span text:style-name="T57_3">Tools</text:span><text:span text:style-name="T57_4">.</text:span><text:span text:style-name="T57_5">unpackZip</text:span><text:span text:style-name="T57_6">(</text:span><text:span text:style-name="T57_7">zf</text:span><text:span text:style-name="T57_8">,<text:s/></text:span><text:span text:style-name="T57_9">todir</text:span><text:span text:style-name="T57_10">);<text:s/></text:span></text:p>
      <text:p text:style-name="P58"><text:span text:style-name="T58_1">Line</text:span><text:span text:style-name="T58_2"><text:s/>628<text:s/>-<text:s/></text:span><text:span text:style-name="T58_3">if</text:span><text:span text:style-name="T58_4"><text:s/>(!</text:span><text:span text:style-name="T58_5">Tools</text:span><text:span text:style-name="T58_6">.</text:span><text:span text:style-name="T58_7">isAbsolutePath</text:span><text:span text:style-name="T58_8">(</text:span><text:span text:style-name="T58_9">args</text:span><text:span text:style-name="T58_10">[</text:span><text:span text:style-name="T58_11">i</text:span><text:span text:style-name="T58_12">]))<text:s/>{</text:span></text:p>
      <text:p text:style-name="P59"><text:span text:style-name="T59_1">Line</text:span><text:span text:style-name="T59_2"><text:s/>666<text:s/>-<text:s/></text:span><text:span text:style-name="T59_3">if</text:span><text:span text:style-name="T59_4"><text:s/>(</text:span><text:span text:style-name="T59_5">Tools</text:span><text:span text:style-name="T59_6">.</text:span><text:span text:style-name="T59_7">safeEquals</text:span><text:span text:style-name="T59_8">(</text:span><text:span text:style-name="T59_9">frame</text:span><text:span text:style-name="T59_10">.</text:span><text:span text:style-name="T59_11">getProperty</text:span><text:span text:style-name="T59_12">("</text:span><text:span text:style-name="T59_13">toolbarVisible</text:span><text:span text:style-name="T59_14">"),<text:s/>"</text:span><text:span text:style-name="T59_15">false</text:span><text:span text:style-name="T59_16">"))<text:s/>{</text:span></text:p>
      <text:p text:style-name="P60"><text:span text:style-name="T60_1">Line</text:span><text:span text:style-name="T60_2"><text:s/>670<text:s/>-<text:s/></text:span><text:span text:style-name="T60_3">if</text:span><text:span text:style-name="T60_4"><text:s/>(</text:span><text:span text:style-name="T60_5">Tools</text:span><text:span text:style-name="T60_6">.</text:span><text:span text:style-name="T60_7">safeEquals</text:span><text:span text:style-name="T60_8">(</text:span><text:span text:style-name="T60_9">frame</text:span><text:span text:style-name="T60_10">.</text:span><text:span text:style-name="T60_11">getProperty</text:span><text:span text:style-name="T60_12">("</text:span><text:span text:style-name="T60_13">leftToolbarVisible</text:span><text:span text:style-name="T60_14">"),<text:s/>"</text:span><text:span text:style-name="T60_15">false</text:span><text:span text:style-name="T60_16">"))<text:s/>{</text:span></text:p>
      <text:p text:style-name="P61"/>
      <text:p text:style-name="P62"><text:span text:style-name="T62_1"><text:tab/></text:span><text:span text:style-name="T62_2">From</text:span><text:span text:style-name="T62_3"><text:s/></text:span><text:span text:style-name="T62_4">these</text:span><text:span text:style-name="T62_5"><text:s/></text:span><text:span text:style-name="T62_6">methods</text:span><text:span text:style-name="T62_7">,<text:s/></text:span><text:span text:style-name="T62_8">the</text:span><text:span text:style-name="T62_9"><text:s/></text:span><text:span text:style-name="T62_10">methods</text:span><text:span text:style-name="T62_11"><text:s/></text:span><text:span text:style-name="T62_12">involved</text:span><text:span text:style-name="T62_13"><text:s/></text:span><text:span text:style-name="T62_14">in</text:span><text:span text:style-name="T62_15"><text:s/></text:span><text:span text:style-name="T62_16">coupling</text:span><text:span text:style-name="T62_17"><text:s/></text:span><text:span text:style-name="T62_18">are</text:span><text:span text:style-name="T62_19"><text:s/>“</text:span><text:span text:style-name="T62_20">safeEquals</text:span><text:span text:style-name="T62_21">”,<text:s/>“</text:span><text:span text:style-name="T62_22">unpackZip</text:span><text:span text:style-name="T62_23">”,<text:s/></text:span><text:span text:style-name="T62_24">and</text:span><text:span text:style-name="T62_25"><text:s/>“</text:span><text:span text:style-name="T62_26">urlGetFile</text:span><text:span text:style-name="T62_27">”.<text:s/></text:span><text:span text:style-name="T62_28">There</text:span><text:span text:style-name="T62_29"><text:s/></text:span><text:span text:style-name="T62_30">are</text:span><text:span text:style-name="T62_31"><text:s/></text:span><text:span text:style-name="T62_32">no</text:span><text:span text:style-name="T62_33"><text:s/></text:span><text:span text:style-name="T62_34">shared</text:span><text:span text:style-name="T62_35"><text:s/></text:span><text:span text:style-name="T62_36">variables</text:span><text:span text:style-name="T62_37"><text:s/></text:span><text:span text:style-name="T62_38">between</text:span><text:span text:style-name="T62_39"><text:s/></text:span><text:span text:style-name="T62_40">these</text:span><text:span text:style-name="T62_41"><text:s/></text:span><text:span text:style-name="T62_42">classes</text:span><text:span text:style-name="T62_43">.<text:s/></text:span></text:p>
      <text:p text:style-name="P63"/>
      <text:p text:style-name="P64"><text:span text:style-name="T64_1">Criteria</text:span></text:p>
      <text:p text:style-name="P65"><text:span text:style-name="T65_1">To</text:span><text:span text:style-name="T65_2"><text:s/></text:span><text:span text:style-name="T65_3">achieve</text:span><text:span text:style-name="T65_4"><text:s/></text:span><text:span text:style-name="T65_5">full</text:span><text:span text:style-name="T65_6"><text:s/></text:span><text:span text:style-name="T65_7">coupling</text:span><text:span text:style-name="T65_8"><text:s/></text:span><text:span text:style-name="T65_9">based</text:span><text:span text:style-name="T65_10"><text:s/></text:span><text:span text:style-name="T65_11">coverage</text:span><text:span text:style-name="T65_12"><text:s/></text:span><text:span text:style-name="T65_13">we</text:span><text:span text:style-name="T65_14"><text:s/></text:span><text:span text:style-name="T65_15">require</text:span><text:span text:style-name="T65_16"><text:s/></text:span><text:span text:style-name="T65_17">that</text:span><text:span text:style-name="T65_18"><text:s/></text:span><text:span text:style-name="T65_19">all</text:span><text:span text:style-name="T65_20"><text:s/></text:span><text:span text:style-name="T65_21">last</text:span><text:span text:style-name="T65_22"><text:s/></text:span><text:span text:style-name="T65_23">defs</text:span><text:span text:style-name="T65_24"><text:s/></text:span><text:span text:style-name="T65_25">and</text:span><text:span text:style-name="T65_26"><text:s/></text:span><text:span text:style-name="T65_27">first</text:span><text:span text:style-name="T65_28"><text:s/></text:span><text:span text:style-name="T65_29">uses</text:span><text:span text:style-name="T65_30"><text:s/></text:span><text:span text:style-name="T65_31">are</text:span><text:span text:style-name="T65_32"><text:s/></text:span><text:span text:style-name="T65_33">identified</text:span><text:span text:style-name="T65_34">.<text:s text:c="3"/></text:span><text:span text:style-name="T65_35">Next</text:span><text:span text:style-name="T65_36">,<text:s/></text:span><text:span text:style-name="T65_37">we</text:span><text:span text:style-name="T65_38"><text:s/></text:span><text:span text:style-name="T65_39">identify</text:span><text:span text:style-name="T65_40"><text:s/></text:span><text:span text:style-name="T65_41">all</text:span><text:span text:style-name="T65_42"><text:s/></text:span><text:span text:style-name="T65_43">coupling</text:span><text:span text:style-name="T65_44"><text:s/></text:span><text:span text:style-name="T65_45">paths</text:span><text:span text:style-name="T65_46"><text:s/></text:span><text:span text:style-name="T65_47">between</text:span><text:span text:style-name="T65_48"><text:s/></text:span><text:span text:style-name="T65_49">the</text:span><text:span text:style-name="T65_50"><text:s/></text:span><text:span text:style-name="T65_51">two</text:span><text:span text:style-name="T65_52"><text:s/></text:span><text:span text:style-name="T65_53">modules</text:span><text:span text:style-name="T65_54">.<text:s text:c="2"/></text:span><text:span text:style-name="T65_55">Finally</text:span><text:span text:style-name="T65_56">,<text:s/></text:span><text:span text:style-name="T65_57">we</text:span><text:span text:style-name="T65_58"><text:s/></text:span><text:span text:style-name="T65_59">construct</text:span><text:span text:style-name="T65_60"><text:s/></text:span><text:span text:style-name="T65_61">a</text:span><text:span text:style-name="T65_62"><text:s/></text:span><text:span text:style-name="T65_63">test</text:span><text:span text:style-name="T65_64"><text:s/></text:span><text:span text:style-name="T65_65">suite</text:span><text:span text:style-name="T65_66"><text:s/></text:span><text:span text:style-name="T65_67">based</text:span><text:span text:style-name="T65_68"><text:s/></text:span><text:span text:style-name="T65_69">on</text:span><text:span text:style-name="T65_70"><text:s/></text:span><text:span text:style-name="T65_71">these</text:span><text:span text:style-name="T65_72"><text:s/></text:span><text:span text:style-name="T65_73">paths</text:span><text:span text:style-name="T65_74"><text:s/></text:span><text:span text:style-name="T65_75">and</text:span><text:span text:style-name="T65_76"><text:s/></text:span><text:span text:style-name="T65_77">show</text:span><text:span text:style-name="T65_78"><text:s/></text:span><text:span text:style-name="T65_79">that</text:span><text:span text:style-name="T65_80"><text:s/></text:span><text:span text:style-name="T65_81">all</text:span><text:span text:style-name="T65_82"><text:s/></text:span><text:span text:style-name="T65_83">paths</text:span><text:span text:style-name="T65_84"><text:s/></text:span><text:span text:style-name="T65_85">are</text:span><text:span text:style-name="T65_86"><text:s/></text:span><text:span text:style-name="T65_87">covered</text:span><text:span text:style-name="T65_88"><text:s/></text:span><text:span text:style-name="T65_89">as</text:span><text:span text:style-name="T65_90"><text:s/></text:span><text:span text:style-name="T65_91">we</text:span><text:span text:style-name="T65_92"><text:s/></text:span><text:span text:style-name="T65_93">expect</text:span><text:span text:style-name="T65_94">.<text:s/></text:span><text:span text:style-name="T65_95">These</text:span><text:span text:style-name="T65_96"><text:s/></text:span><text:span text:style-name="T65_97">include</text:span><text:span text:style-name="T65_98"><text:s/></text:span><text:span text:style-name="T65_99">all</text:span><text:span text:style-name="T65_100"><text:s/></text:span><text:span text:style-name="T65_101">coupling</text:span><text:span text:style-name="T65_102"><text:s/></text:span><text:span text:style-name="T65_103">defs</text:span><text:span text:style-name="T65_104"><text:s/></text:span><text:span text:style-name="T65_105">and</text:span><text:span text:style-name="T65_106"><text:s/></text:span><text:span text:style-name="T65_107">all</text:span><text:span text:style-name="T65_108"><text:s/></text:span><text:span text:style-name="T65_109">coupling</text:span><text:span text:style-name="T65_110"><text:s/></text:span><text:span text:style-name="T65_111">uses</text:span><text:span text:style-name="T65_112"><text:s/></text:span><text:span text:style-name="T65_113">along</text:span><text:span text:style-name="T65_114"><text:s/></text:span><text:span text:style-name="T65_115">with</text:span><text:span text:style-name="T65_116"><text:s/></text:span><text:span text:style-name="T65_117">any</text:span><text:span text:style-name="T65_118"><text:s/></text:span><text:span text:style-name="T65_119">branch</text:span><text:span text:style-name="T65_120"><text:s/></text:span><text:span text:style-name="T65_121">decisions</text:span><text:span text:style-name="T65_122">.<text:s text:c="2"/></text:span><text:span text:style-name="T65_123">These</text:span><text:span text:style-name="T65_124"><text:s/></text:span><text:span text:style-name="T65_125">are</text:span><text:span text:style-name="T65_126"><text:s/></text:span><text:span text:style-name="T65_127">the</text:span><text:span text:style-name="T65_128"><text:s/></text:span><text:span text:style-name="T65_129">criteria</text:span><text:span text:style-name="T65_130"><text:s/></text:span><text:span text:style-name="T65_131">we</text:span><text:span text:style-name="T65_132"><text:s/></text:span><text:span text:style-name="T65_133">must</text:span><text:span text:style-name="T65_134"><text:s/></text:span><text:span text:style-name="T65_135">validate</text:span><text:span text:style-name="T65_136"><text:s/></text:span><text:span text:style-name="T65_137">in</text:span><text:span text:style-name="T65_138"><text:s/></text:span><text:span text:style-name="T65_139">order</text:span><text:span text:style-name="T65_140"><text:s/></text:span><text:span text:style-name="T65_141">to</text:span><text:span text:style-name="T65_142"><text:s/></text:span><text:span text:style-name="T65_143">achieve</text:span><text:span text:style-name="T65_144"><text:s/></text:span><text:span text:style-name="T65_145">full</text:span><text:span text:style-name="T65_146"><text:s/></text:span><text:span text:style-name="T65_147">coupling</text:span><text:span text:style-name="T65_148">-</text:span><text:span text:style-name="T65_149">based</text:span><text:span text:style-name="T65_150"><text:s/></text:span><text:span text:style-name="T65_151">coverage</text:span><text:span text:style-name="T65_15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